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4.1854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1.9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1.7431in" style:rel-column-width="2510*"/>
    </style:style>
    <style:style style:name="Table1.C" style:family="table-column">
      <style:table-column-properties style:column-width="1.6944in" style:rel-column-width="2440*"/>
    </style:style>
    <style:style style:name="Table1.D" style:family="table-column">
      <style:table-column-properties style:column-width="1.225in" style:rel-column-width="1764*"/>
    </style:style>
    <style:style style:name="Table1.E" style:family="table-column">
      <style:table-column-properties style:column-width="1.3396in" style:rel-column-width="19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995*"/>
    </style:style>
    <style:style style:name="Table2.B" style:family="table-column">
      <style:table-column-properties style:column-width="1.7431in" style:rel-column-width="2510*"/>
    </style:style>
    <style:style style:name="Table2.C" style:family="table-column">
      <style:table-column-properties style:column-width="1.6944in" style:rel-column-width="2440*"/>
    </style:style>
    <style:style style:name="Table2.D" style:family="table-column">
      <style:table-column-properties style:column-width="1.225in" style:rel-column-width="1764*"/>
    </style:style>
    <style:style style:name="Table2.E" style:family="table-column">
      <style:table-column-properties style:column-width="1.3396in" style:rel-column-width="192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91in" style:rel-column-width="995*"/>
    </style:style>
    <style:style style:name="Table3.B" style:family="table-column">
      <style:table-column-properties style:column-width="1.7431in" style:rel-column-width="2510*"/>
    </style:style>
    <style:style style:name="Table3.C" style:family="table-column">
      <style:table-column-properties style:column-width="1.6944in" style:rel-column-width="2440*"/>
    </style:style>
    <style:style style:name="Table3.D" style:family="table-column">
      <style:table-column-properties style:column-width="1.225in" style:rel-column-width="1764*"/>
    </style:style>
    <style:style style:name="Table3.E" style:family="table-column">
      <style:table-column-properties style:column-width="1.3396in" style:rel-column-width="19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535in" style:rel-column-width="3245*"/>
    </style:style>
    <style:style style:name="Table6.B" style:family="table-column">
      <style:table-column-properties style:column-width="4.4396in" style:rel-column-width="639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27fcfd"/>
    </style:style>
    <style:style style:name="P3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4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436f5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7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8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" style:family="paragraph" style:parent-style-name="Standard">
      <style:text-properties officeooo:rsid="0011b025" officeooo:paragraph-rsid="0011b025"/>
    </style:style>
    <style:style style:name="P11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2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3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4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5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6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7" style:family="paragraph" style:parent-style-name="Standard">
      <style:text-properties fo:font-style="italic" officeooo:rsid="002436f5" officeooo:paragraph-rsid="006b8b04" style:font-style-asian="italic" style:font-style-complex="italic"/>
    </style:style>
    <style:style style:name="P18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style:text-underline-style="none" fo:font-weight="normal" officeooo:rsid="00256ecc" officeooo:paragraph-rsid="005521a3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officeooo:rsid="00147dd9" officeooo:paragraph-rsid="0013268f"/>
    </style:style>
    <style:style style:name="P34" style:family="paragraph" style:parent-style-name="Standard">
      <style:text-properties officeooo:rsid="0015f1ff" officeooo:paragraph-rsid="0015f1ff"/>
    </style:style>
    <style:style style:name="P35" style:family="paragraph" style:parent-style-name="Standard">
      <style:text-properties officeooo:rsid="0015f1ff" officeooo:paragraph-rsid="004db8ec"/>
    </style:style>
    <style:style style:name="P36" style:family="paragraph" style:parent-style-name="Standard">
      <style:text-properties officeooo:paragraph-rsid="0027fcfd"/>
    </style:style>
    <style:style style:name="P37" style:family="paragraph" style:parent-style-name="Standard">
      <style:text-properties officeooo:rsid="0019f535" officeooo:paragraph-rsid="0019f535"/>
    </style:style>
    <style:style style:name="P38" style:family="paragraph" style:parent-style-name="Standard">
      <style:text-properties officeooo:rsid="0027fcfd" officeooo:paragraph-rsid="0063f3c5"/>
    </style:style>
    <style:style style:name="P39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40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41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4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4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4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4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48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4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69fa4b" officeooo:paragraph-rsid="005d12fa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69" style:family="paragraph" style:parent-style-name="Standard">
      <style:text-properties officeooo:rsid="0033fbdf" officeooo:paragraph-rsid="0033fbdf"/>
    </style:style>
    <style:style style:name="P70" style:family="paragraph" style:parent-style-name="Standard">
      <style:text-properties officeooo:rsid="0034ed8b" officeooo:paragraph-rsid="0034ed8b"/>
    </style:style>
    <style:style style:name="P71" style:family="paragraph" style:parent-style-name="Standard">
      <style:text-properties officeooo:paragraph-rsid="00367935"/>
    </style:style>
    <style:style style:name="P72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6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77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78" style:family="paragraph" style:parent-style-name="Standard">
      <style:text-properties officeooo:rsid="0012a0dc" officeooo:paragraph-rsid="0012a0dc"/>
    </style:style>
    <style:style style:name="P79" style:family="paragraph" style:parent-style-name="Standard">
      <style:text-properties officeooo:rsid="0020905d" officeooo:paragraph-rsid="005521a3"/>
    </style:style>
    <style:style style:name="P80" style:family="paragraph" style:parent-style-name="Standard">
      <style:text-properties officeooo:paragraph-rsid="003eeb50"/>
    </style:style>
    <style:style style:name="P81" style:family="paragraph" style:parent-style-name="Standard">
      <style:text-properties officeooo:rsid="00205d85" officeooo:paragraph-rsid="005f7223"/>
    </style:style>
    <style:style style:name="P82" style:family="paragraph" style:parent-style-name="Standard">
      <style:text-properties officeooo:paragraph-rsid="005521a3"/>
    </style:style>
    <style:style style:name="P83" style:family="paragraph" style:parent-style-name="Standard">
      <style:text-properties officeooo:rsid="005521a3" officeooo:paragraph-rsid="005521a3"/>
    </style:style>
    <style:style style:name="P84" style:family="paragraph" style:parent-style-name="Standard">
      <style:text-properties officeooo:rsid="002436f5" officeooo:paragraph-rsid="003cb407"/>
    </style:style>
    <style:style style:name="P85" style:family="paragraph" style:parent-style-name="Standard">
      <style:text-properties officeooo:rsid="002436f5" officeooo:paragraph-rsid="005521a3"/>
    </style:style>
    <style:style style:name="P86" style:family="paragraph" style:parent-style-name="Standard">
      <style:text-properties officeooo:rsid="002436f5" officeooo:paragraph-rsid="006b8b04"/>
    </style:style>
    <style:style style:name="P87" style:family="paragraph" style:parent-style-name="Standard">
      <style:text-properties officeooo:rsid="0022a34b" officeooo:paragraph-rsid="005521a3"/>
    </style:style>
    <style:style style:name="P88" style:family="paragraph" style:parent-style-name="Standard">
      <style:text-properties officeooo:rsid="0056d959" officeooo:paragraph-rsid="0056d959"/>
    </style:style>
    <style:style style:name="P89" style:family="paragraph" style:parent-style-name="Standard">
      <style:paragraph-properties fo:line-height="150%"/>
      <style:text-properties officeooo:paragraph-rsid="0013268f"/>
    </style:style>
    <style:style style:name="P90" style:family="paragraph" style:parent-style-name="Standard">
      <style:paragraph-properties fo:line-height="150%"/>
      <style:text-properties officeooo:paragraph-rsid="0040eb9d"/>
    </style:style>
    <style:style style:name="P91" style:family="paragraph" style:parent-style-name="Standard">
      <style:paragraph-properties fo:line-height="150%"/>
      <style:text-properties officeooo:paragraph-rsid="0045286d"/>
    </style:style>
    <style:style style:name="P92" style:family="paragraph" style:parent-style-name="Standard">
      <style:paragraph-properties fo:line-height="150%"/>
      <style:text-properties officeooo:paragraph-rsid="007e5da6"/>
    </style:style>
    <style:style style:name="P93" style:family="paragraph" style:parent-style-name="Standard">
      <style:text-properties officeooo:paragraph-rsid="0071f6b3"/>
    </style:style>
    <style:style style:name="P94" style:family="paragraph" style:parent-style-name="Standard">
      <style:text-properties officeooo:paragraph-rsid="006a9ead"/>
    </style:style>
    <style:style style:name="P95" style:family="paragraph" style:parent-style-name="Standard">
      <style:text-properties officeooo:paragraph-rsid="007b744f"/>
    </style:style>
    <style:style style:name="P96" style:family="paragraph" style:parent-style-name="Standard">
      <style:text-properties officeooo:paragraph-rsid="007f9b5f"/>
    </style:style>
    <style:style style:name="P97" style:family="paragraph" style:parent-style-name="Standard">
      <style:text-properties officeooo:paragraph-rsid="0080477a"/>
    </style:style>
    <style:style style:name="P98" style:family="paragraph" style:parent-style-name="Standard">
      <style:text-properties officeooo:paragraph-rsid="005eeb02"/>
    </style:style>
    <style:style style:name="P99" style:family="paragraph" style:parent-style-name="Standard">
      <style:text-properties officeooo:paragraph-rsid="00883289"/>
    </style:style>
    <style:style style:name="P100" style:family="paragraph" style:parent-style-name="Standard">
      <style:text-properties officeooo:paragraph-rsid="00885557"/>
    </style:style>
    <style:style style:name="P101" style:family="paragraph" style:parent-style-name="Standard">
      <style:text-properties officeooo:rsid="008872eb" officeooo:paragraph-rsid="008872eb"/>
    </style:style>
    <style:style style:name="P102" style:family="paragraph" style:parent-style-name="Standard">
      <style:text-properties officeooo:paragraph-rsid="008d7148"/>
    </style:style>
    <style:style style:name="P103" style:family="paragraph" style:parent-style-name="Table_20_Contents">
      <style:text-properties officeooo:rsid="0022a34b" officeooo:paragraph-rsid="005521a3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22a34b" officeooo:paragraph-rsid="005521a3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officeooo:paragraph-rsid="005521a3"/>
    </style:style>
    <style:style style:name="P107" style:family="paragraph" style:parent-style-name="Table_20_Contents">
      <style:paragraph-properties fo:text-align="center" style:justify-single-word="false"/>
      <style:text-properties officeooo:paragraph-rsid="0063f3c5"/>
    </style:style>
    <style:style style:name="P108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109" style:family="paragraph" style:parent-style-name="Standard">
      <style:paragraph-properties fo:break-before="page"/>
      <style:text-properties fo:font-weight="bold" officeooo:rsid="0065ca74" officeooo:paragraph-rsid="0069cf92" style:font-weight-asian="bold" style:font-weight-complex="bold"/>
    </style:style>
    <style:style style:name="P110" style:family="paragraph" style:parent-style-name="Standard">
      <style:paragraph-properties fo:break-before="page"/>
      <style:text-properties officeooo:paragraph-rsid="008dd7a7"/>
    </style:style>
    <style:style style:name="P11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3" style:family="paragraph" style:parent-style-name="Standard" style:list-style-name="L1">
      <style:text-properties officeooo:rsid="0013268f" officeooo:paragraph-rsid="0013268f"/>
    </style:style>
    <style:style style:name="P114" style:family="paragraph" style:parent-style-name="Standard" style:list-style-name="L3">
      <style:text-properties officeooo:rsid="0012a0dc" officeooo:paragraph-rsid="0012a0dc"/>
    </style:style>
    <style:style style:name="P115" style:family="paragraph" style:parent-style-name="Standard" style:list-style-name="L4">
      <style:text-properties officeooo:rsid="0033fbdf" officeooo:paragraph-rsid="0033fbdf"/>
    </style:style>
    <style:style style:name="P116" style:family="paragraph" style:parent-style-name="Standard" style:list-style-name="L5">
      <style:text-properties officeooo:rsid="0033fbdf" officeooo:paragraph-rsid="0033fbdf"/>
    </style:style>
    <style:style style:name="P117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118" style:family="paragraph" style:parent-style-name="Standard">
      <style:text-properties fo:font-style="italic" officeooo:paragraph-rsid="00a639f7" style:font-style-asian="italic" style:font-style-complex="italic"/>
    </style:style>
    <style:style style:name="P11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120" style:family="paragraph" style:parent-style-name="Standard">
      <style:text-properties fo:font-style="italic" officeooo:paragraph-rsid="00a75993" style:font-style-asian="italic" style:font-style-complex="italic"/>
    </style:style>
    <style:style style:name="P121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a639f7" officeooo:paragraph-rsid="00a639f7" style:font-style-asian="italic" style:font-weight-asian="normal" style:font-style-complex="italic" style:font-weight-complex="normal"/>
    </style:style>
    <style:style style:name="P127" style:family="paragraph" style:parent-style-name="Standard" style:list-style-name="L6">
      <style:text-properties officeooo:paragraph-rsid="005b5cd3"/>
    </style:style>
    <style:style style:name="P128" style:family="paragraph" style:parent-style-name="Standard" style:list-style-name="L7">
      <style:text-properties officeooo:paragraph-rsid="00367935"/>
    </style:style>
    <style:style style:name="P129" style:family="paragraph" style:parent-style-name="Standard" style:list-style-name="L7">
      <style:text-properties officeooo:rsid="00367935" officeooo:paragraph-rsid="00367935"/>
    </style:style>
    <style:style style:name="P130" style:family="paragraph" style:parent-style-name="Standard" style:list-style-name="L8">
      <style:text-properties officeooo:rsid="00386ddb" officeooo:paragraph-rsid="00386ddb"/>
    </style:style>
    <style:style style:name="P131" style:family="paragraph" style:parent-style-name="Standard" style:list-style-name="L9">
      <style:text-properties style:text-underline-style="none" fo:font-weight="normal" officeooo:rsid="0040eb9d" officeooo:paragraph-rsid="0040eb9d" style:font-weight-asian="normal" style:font-weight-complex="normal"/>
    </style:style>
    <style:style style:name="P132" style:family="paragraph" style:parent-style-name="Standard" style:list-style-name="L10">
      <style:text-properties officeooo:paragraph-rsid="0056d959"/>
    </style:style>
    <style:style style:name="P133" style:family="paragraph" style:parent-style-name="Standard" style:list-style-name="L10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4" style:family="paragraph" style:parent-style-name="Standard" style:list-style-name="L11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bee9e" officeooo:paragraph-rsid="008d7148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1" style:family="paragraph" style:parent-style-name="Standard" style:list-style-name="L12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4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47" style:family="paragraph" style:parent-style-name="Standard">
      <style:paragraph-properties fo:line-height="150%"/>
      <style:text-properties fo:font-style="normal" officeooo:paragraph-rsid="005521a3" style:font-style-asian="normal" style:font-style-complex="normal"/>
    </style:style>
    <style:style style:name="P148" style:family="paragraph" style:parent-style-name="Standard">
      <style:text-properties fo:font-style="normal" officeooo:rsid="00ae61b4" officeooo:paragraph-rsid="00ae61b4" style:font-style-asian="normal" style:font-style-complex="normal"/>
    </style:style>
    <style:style style:name="P149" style:family="paragraph" style:parent-style-name="Standard" style:list-style-name="L20">
      <style:text-properties fo:font-style="normal" officeooo:rsid="00ae61b4" officeooo:paragraph-rsid="00ae61b4" style:font-style-asian="normal" style:font-style-complex="normal"/>
    </style:style>
    <style:style style:name="P150" style:family="paragraph" style:parent-style-name="Standard">
      <style:paragraph-properties fo:line-height="150%"/>
      <style:text-properties fo:font-style="normal" officeooo:rsid="00ae61b4" officeooo:paragraph-rsid="00ae61b4" style:font-style-asian="normal" style:font-style-complex="normal"/>
    </style:style>
    <style:style style:name="P151" style:family="paragraph" style:parent-style-name="Standard">
      <style:text-properties fo:font-style="normal" officeooo:rsid="00af9194" officeooo:paragraph-rsid="00af9194" style:font-style-asian="normal" style:font-style-complex="normal"/>
    </style:style>
    <style:style style:name="P152" style:family="paragraph" style:parent-style-name="Standard">
      <style:text-properties fo:font-style="normal" officeooo:rsid="00af9194" officeooo:paragraph-rsid="00b1e303" style:font-style-asian="normal" style:font-style-complex="normal"/>
    </style:style>
    <style:style style:name="P153" style:family="paragraph" style:parent-style-name="Standard">
      <style:text-properties fo:font-style="normal" officeooo:rsid="00afe3cb" officeooo:paragraph-rsid="00afe3cb" style:font-style-asian="normal" style:font-style-complex="normal"/>
    </style:style>
    <style:style style:name="P154" style:family="paragraph" style:parent-style-name="Standard">
      <style:text-properties fo:font-style="normal" officeooo:rsid="00b1e303" officeooo:paragraph-rsid="00b1e303" style:font-style-asian="normal" style:font-style-complex="normal"/>
    </style:style>
    <style:style style:name="P155" style:family="paragraph" style:parent-style-name="Standard">
      <style:text-properties fo:font-style="normal" officeooo:rsid="00ba15a6" officeooo:paragraph-rsid="00ba15a6" style:font-style-asian="normal" style:font-style-complex="normal"/>
    </style:style>
    <style:style style:name="P156" style:family="paragraph" style:parent-style-name="Standard" style:list-style-name="L2">
      <style:text-properties style:use-window-font-color="true" officeooo:paragraph-rsid="00118c4a"/>
    </style:style>
    <style:style style:name="P157" style:family="paragraph" style:parent-style-name="Standard" style:list-style-name="L2">
      <style:text-properties style:use-window-font-color="true" officeooo:rsid="0011b025" officeooo:paragraph-rsid="0011b025"/>
    </style:style>
    <style:style style:name="P158" style:family="paragraph" style:parent-style-name="Standard">
      <style:text-properties officeooo:paragraph-rsid="009622c6"/>
    </style:style>
    <style:style style:name="P159" style:family="paragraph" style:parent-style-name="Standard">
      <style:text-properties officeooo:paragraph-rsid="009af966"/>
    </style:style>
    <style:style style:name="P160" style:family="paragraph" style:parent-style-name="Standard">
      <style:text-properties officeooo:rsid="009af966" officeooo:paragraph-rsid="009af966"/>
    </style:style>
    <style:style style:name="P161" style:family="paragraph" style:parent-style-name="Standard" style:list-style-name="L13">
      <style:text-properties officeooo:rsid="009af966" officeooo:paragraph-rsid="009af966"/>
    </style:style>
    <style:style style:name="P162" style:family="paragraph" style:parent-style-name="Standard" style:list-style-name="L14">
      <style:text-properties officeooo:rsid="009af966" officeooo:paragraph-rsid="009af966"/>
    </style:style>
    <style:style style:name="P163" style:family="paragraph" style:parent-style-name="Standard" style:list-style-name="L15">
      <style:text-properties officeooo:rsid="009af966" officeooo:paragraph-rsid="009af966"/>
    </style:style>
    <style:style style:name="P164" style:family="paragraph" style:parent-style-name="Standard">
      <style:paragraph-properties fo:line-height="150%"/>
      <style:text-properties officeooo:rsid="009af966" officeooo:paragraph-rsid="009af966"/>
    </style:style>
    <style:style style:name="P165" style:family="paragraph" style:parent-style-name="Standard">
      <style:text-properties officeooo:rsid="0015f1ff" officeooo:paragraph-rsid="009c1b54"/>
    </style:style>
    <style:style style:name="P166" style:family="paragraph" style:parent-style-name="Standard">
      <style:text-properties officeooo:rsid="009e29ef" officeooo:paragraph-rsid="009e29ef"/>
    </style:style>
    <style:style style:name="P167" style:family="paragraph" style:parent-style-name="Standard" style:list-style-name="L16">
      <style:text-properties officeooo:rsid="009e29ef" officeooo:paragraph-rsid="009e29ef"/>
    </style:style>
    <style:style style:name="P168" style:family="paragraph" style:parent-style-name="Standard" style:list-style-name="L17">
      <style:text-properties officeooo:rsid="009e29ef" officeooo:paragraph-rsid="009e29ef"/>
    </style:style>
    <style:style style:name="P169" style:family="paragraph" style:parent-style-name="Standard">
      <style:paragraph-properties fo:line-height="150%"/>
      <style:text-properties officeooo:rsid="009e29ef" officeooo:paragraph-rsid="009e29ef"/>
    </style:style>
    <style:style style:name="P170" style:family="paragraph" style:parent-style-name="Standard">
      <style:paragraph-properties fo:line-height="150%"/>
      <style:text-properties officeooo:paragraph-rsid="00a07f5d"/>
    </style:style>
    <style:style style:name="P171" style:family="paragraph" style:parent-style-name="Standard">
      <style:paragraph-properties fo:line-height="150%"/>
      <style:text-properties officeooo:paragraph-rsid="00a8a4b1"/>
    </style:style>
    <style:style style:name="P172" style:family="paragraph" style:parent-style-name="Standard">
      <style:text-properties fo:font-weight="bold" officeooo:rsid="00a4276c" officeooo:paragraph-rsid="00a4276c" style:font-weight-asian="bold" style:font-weight-complex="bold"/>
    </style:style>
    <style:style style:name="P173" style:family="paragraph" style:parent-style-name="Standard">
      <style:text-properties fo:font-weight="bold" officeooo:rsid="00264f9b" officeooo:paragraph-rsid="003cb407" style:font-weight-asian="bold" style:font-weight-complex="bold"/>
    </style:style>
    <style:style style:name="P174" style:family="paragraph" style:parent-style-name="Standard">
      <style:text-properties fo:font-weight="normal" officeooo:rsid="00a43bb7" officeooo:paragraph-rsid="00a43bb7" style:font-weight-asian="normal" style:font-weight-complex="normal"/>
    </style:style>
    <style:style style:name="P175" style:family="paragraph" style:parent-style-name="Standard">
      <style:text-properties fo:font-weight="normal" officeooo:rsid="00a43bb7" officeooo:paragraph-rsid="00a639f7" style:font-weight-asian="normal" style:font-weight-complex="normal"/>
    </style:style>
    <style:style style:name="P176" style:family="paragraph" style:parent-style-name="Standard">
      <style:text-properties fo:font-weight="normal" officeooo:rsid="00a43bb7" officeooo:paragraph-rsid="00a75993" style:font-weight-asian="normal" style:font-weight-complex="normal"/>
    </style:style>
    <style:style style:name="P177" style:family="paragraph" style:parent-style-name="Standard" style:list-style-name="L18">
      <style:text-properties fo:font-weight="normal" officeooo:rsid="00a4ce44" officeooo:paragraph-rsid="00a4ce44" style:font-weight-asian="normal" style:font-weight-complex="normal"/>
    </style:style>
    <style:style style:name="P178" style:family="paragraph" style:parent-style-name="Standard">
      <style:paragraph-properties fo:line-height="150%"/>
      <style:text-properties fo:font-weight="normal" officeooo:rsid="00a4ce44" officeooo:paragraph-rsid="00a4ce44" style:font-weight-asian="normal" style:font-weight-complex="normal"/>
    </style:style>
    <style:style style:name="P179" style:family="paragraph" style:parent-style-name="Standard">
      <style:text-properties fo:font-weight="normal" officeooo:rsid="00a639f7" officeooo:paragraph-rsid="00a639f7" style:font-weight-asian="normal" style:font-weight-complex="normal"/>
    </style:style>
    <style:style style:name="P180" style:family="paragraph" style:parent-style-name="Standard" style:list-style-name="L18">
      <style:text-properties officeooo:paragraph-rsid="00a4ce44"/>
    </style:style>
    <style:style style:name="P181" style:family="paragraph" style:parent-style-name="Standard">
      <style:text-properties officeooo:paragraph-rsid="00a4276c"/>
    </style:style>
    <style:style style:name="P182" style:family="paragraph" style:parent-style-name="Standard">
      <style:text-properties officeooo:paragraph-rsid="00a69bec"/>
    </style:style>
    <style:style style:name="P183" style:family="paragraph" style:parent-style-name="Standard">
      <style:text-properties officeooo:paragraph-rsid="00a75993"/>
    </style:style>
    <style:style style:name="P184" style:family="paragraph" style:parent-style-name="Standard">
      <style:text-properties officeooo:paragraph-rsid="00524926"/>
    </style:style>
    <style:style style:name="P185" style:family="paragraph" style:parent-style-name="Standard" style:list-style-name="L19">
      <style:text-properties officeooo:rsid="00a8a4b1" officeooo:paragraph-rsid="00a8a4b1"/>
    </style:style>
    <style:style style:name="P186" style:family="paragraph" style:parent-style-name="Standard" style:list-style-name="L19">
      <style:text-properties officeooo:rsid="00aa3d77" officeooo:paragraph-rsid="00aa3d77"/>
    </style:style>
    <style:style style:name="P187" style:family="paragraph" style:parent-style-name="Standard">
      <style:text-properties officeooo:rsid="003eeb50" officeooo:paragraph-rsid="00ac1d69"/>
    </style:style>
    <style:style style:name="P188" style:family="paragraph" style:parent-style-name="Standard">
      <style:text-properties officeooo:rsid="0034ed8b" officeooo:paragraph-rsid="0034ed8b"/>
    </style:style>
    <style:style style:name="P189" style:family="paragraph" style:parent-style-name="Standard">
      <style:text-properties officeooo:paragraph-rsid="005d12fa"/>
    </style:style>
    <style:style style:name="P190" style:family="paragraph" style:parent-style-name="Standard" style:list-style-name="L19">
      <style:text-properties officeooo:paragraph-rsid="00a8a4b1"/>
    </style:style>
    <style:style style:name="P191" style:family="paragraph" style:parent-style-name="Standard">
      <style:text-properties officeooo:paragraph-rsid="00b6be7d"/>
    </style:style>
    <style:style style:name="P192" style:family="paragraph" style:parent-style-name="Standard">
      <style:paragraph-properties fo:line-height="150%" fo:break-before="page"/>
      <style:text-properties fo:font-style="normal" officeooo:paragraph-rsid="005521a3" style:font-style-asian="normal" style:font-style-complex="normal"/>
    </style:style>
    <style:style style:name="P193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officeooo:rsid="009f1444" officeooo:paragraph-rsid="009f1444"/>
    </style:style>
    <style:style style:name="P195" style:family="paragraph" style:parent-style-name="Table_20_Contents">
      <style:paragraph-properties fo:text-align="center" style:justify-single-word="false"/>
      <style:text-properties officeooo:rsid="00a00b1d" officeooo:paragraph-rsid="00a00b1d"/>
    </style:style>
    <style:style style:name="P196" style:family="paragraph" style:parent-style-name="Table_20_Contents">
      <style:paragraph-properties fo:text-align="center" style:justify-single-word="false"/>
    </style:style>
    <style:style style:name="P197" style:family="paragraph" style:parent-style-name="Table_20_Contents">
      <style:paragraph-properties fo:text-align="center" style:justify-single-word="false"/>
      <style:text-properties officeooo:paragraph-rsid="00a00b1d"/>
    </style:style>
    <style:style style:name="P198" style:family="paragraph" style:parent-style-name="Table_20_Contents">
      <style:paragraph-properties fo:text-align="center" style:justify-single-word="false"/>
      <style:text-properties officeooo:paragraph-rsid="00b39bb3"/>
    </style:style>
    <style:style style:name="P199" style:family="paragraph" style:parent-style-name="Table_20_Contents">
      <style:paragraph-properties fo:text-align="center" style:justify-single-word="false"/>
      <style:text-properties officeooo:paragraph-rsid="00b1e303"/>
    </style:style>
    <style:style style:name="P200" style:family="paragraph" style:parent-style-name="Table_20_Contents">
      <style:paragraph-properties fo:text-align="center" style:justify-single-word="false"/>
      <style:text-properties officeooo:paragraph-rsid="00b83807"/>
    </style:style>
    <style:style style:name="P201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02" style:family="paragraph" style:parent-style-name="Table_20_Contents">
      <style:paragraph-properties fo:text-align="center" style:justify-single-word="false"/>
      <style:text-properties fo:font-weight="bold" officeooo:rsid="00a07f5d" officeooo:paragraph-rsid="00a07f5d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0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06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style:use-window-font-color="true" officeooo:rsid="00845544"/>
    </style:style>
    <style:style style:name="T32" style:family="text">
      <style:text-properties fo:font-weight="normal" officeooo:rsid="003c27f0" style:font-weight-asian="normal" style:font-weight-complex="normal"/>
    </style:style>
    <style:style style:name="T33" style:family="text">
      <style:text-properties fo:font-weight="normal" officeooo:rsid="003cb407" style:font-weight-asian="normal" style:font-weight-complex="normal"/>
    </style:style>
    <style:style style:name="T34" style:family="text">
      <style:text-properties fo:font-weight="normal" officeooo:rsid="00205d85" style:font-weight-asian="normal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22c018" style:font-style-asian="italic" style:font-style-complex="italic"/>
    </style:style>
    <style:style style:name="T37" style:family="text">
      <style:text-properties fo:font-style="italic" officeooo:rsid="00256ecc" style:font-style-asian="italic" style:font-style-complex="italic"/>
    </style:style>
    <style:style style:name="T38" style:family="text">
      <style:text-properties fo:font-style="italic" officeooo:rsid="006317f8" style:font-style-asian="italic" style:font-style-complex="italic"/>
    </style:style>
    <style:style style:name="T39" style:family="text">
      <style:text-properties fo:font-style="italic" officeooo:rsid="00672a68" style:font-style-asian="italic" style:font-style-complex="italic"/>
    </style:style>
    <style:style style:name="T40" style:family="text">
      <style:text-properties fo:font-style="italic" officeooo:rsid="006c1d47" style:font-style-asian="italic" style:font-style-complex="italic"/>
    </style:style>
    <style:style style:name="T41" style:family="text">
      <style:text-properties fo:font-style="italic" officeooo:rsid="00838393" style:font-style-asian="italic" style:font-style-complex="italic"/>
    </style:style>
    <style:style style:name="T4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62" style:family="text">
      <style:text-properties officeooo:rsid="00205d85"/>
    </style:style>
    <style:style style:name="T63" style:family="text">
      <style:text-properties officeooo:rsid="0020905d"/>
    </style:style>
    <style:style style:name="T64" style:family="text">
      <style:text-properties officeooo:rsid="0022a34b"/>
    </style:style>
    <style:style style:name="T65" style:family="text">
      <style:text-properties officeooo:rsid="002436f5"/>
    </style:style>
    <style:style style:name="T66" style:family="text">
      <style:text-properties officeooo:rsid="00256ecc"/>
    </style:style>
    <style:style style:name="T67" style:family="text">
      <style:text-properties officeooo:rsid="0027fcfd"/>
    </style:style>
    <style:style style:name="T68" style:family="text">
      <style:text-properties officeooo:rsid="0029525d"/>
    </style:style>
    <style:style style:name="T69" style:family="text">
      <style:text-properties officeooo:rsid="002e41db"/>
    </style:style>
    <style:style style:name="T70" style:family="text">
      <style:text-properties officeooo:rsid="0031326b"/>
    </style:style>
    <style:style style:name="T71" style:family="text">
      <style:text-properties officeooo:rsid="0033fbdf"/>
    </style:style>
    <style:style style:name="T72" style:family="text">
      <style:text-properties officeooo:rsid="0034ed8b"/>
    </style:style>
    <style:style style:name="T73" style:family="text">
      <style:text-properties officeooo:rsid="00367935"/>
    </style:style>
    <style:style style:name="T74" style:family="text">
      <style:text-properties officeooo:rsid="00398ddf"/>
    </style:style>
    <style:style style:name="T75" style:family="text">
      <style:text-properties officeooo:rsid="003b4e50"/>
    </style:style>
    <style:style style:name="T76" style:family="text">
      <style:text-properties officeooo:rsid="0043121f"/>
    </style:style>
    <style:style style:name="T7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5d12fa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style:font-style-asian="normal" style:font-style-complex="normal"/>
    </style:style>
    <style:style style:name="T121" style:family="text">
      <style:text-properties fo:font-style="normal" style:text-underline-style="none" officeooo:rsid="00a69bec" style:font-style-asian="normal" style:font-style-complex="normal"/>
    </style:style>
    <style:style style:name="T122" style:family="text">
      <style:text-properties fo:font-style="normal" style:text-underline-style="none" officeooo:rsid="00a8a4b1" style:font-style-asian="normal" style:font-style-complex="normal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524926" style:font-style-asian="normal" style:font-style-complex="normal"/>
    </style:style>
    <style:style style:name="T125" style:family="text">
      <style:text-properties fo:font-style="normal" officeooo:rsid="0033fbdf" style:font-style-asian="normal" style:font-style-complex="normal"/>
    </style:style>
    <style:style style:name="T126" style:family="text">
      <style:text-properties fo:font-style="normal" officeooo:rsid="0034ed8b" style:font-style-asian="normal" style:font-style-complex="normal"/>
    </style:style>
    <style:style style:name="T127" style:family="text">
      <style:text-properties fo:font-style="normal" officeooo:rsid="0052a33a" style:font-style-asian="normal" style:font-style-complex="normal"/>
    </style:style>
    <style:style style:name="T128" style:family="text">
      <style:text-properties fo:font-style="normal" officeooo:rsid="0012a0dc" style:font-style-asian="normal" style:font-style-complex="normal"/>
    </style:style>
    <style:style style:name="T129" style:family="text">
      <style:text-properties fo:font-style="normal" officeooo:rsid="005aa0ca" style:font-style-asian="normal" style:font-style-complex="normal"/>
    </style:style>
    <style:style style:name="T130" style:family="text">
      <style:text-properties fo:font-style="normal" officeooo:rsid="0092f82d" style:font-style-asian="normal" style:font-style-complex="normal"/>
    </style:style>
    <style:style style:name="T131" style:family="text">
      <style:text-properties officeooo:rsid="004d4d0b"/>
    </style:style>
    <style:style style:name="T132" style:family="text">
      <style:text-properties officeooo:rsid="0013268f"/>
    </style:style>
    <style:style style:name="T133" style:family="text">
      <style:text-properties officeooo:rsid="004f4350"/>
    </style:style>
    <style:style style:name="T134" style:family="text">
      <style:text-properties officeooo:rsid="00501b3c"/>
    </style:style>
    <style:style style:name="T135" style:family="text">
      <style:text-properties officeooo:rsid="00147dd9"/>
    </style:style>
    <style:style style:name="T136" style:family="text">
      <style:text-properties officeooo:rsid="0054a0cd"/>
    </style:style>
    <style:style style:name="T137" style:family="text">
      <style:text-properties officeooo:rsid="005521a3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05f7223" style:font-weight-asian="bold" style:font-weight-complex="bold"/>
    </style:style>
    <style:style style:name="T140" style:family="text">
      <style:text-properties fo:font-weight="bold" officeooo:rsid="00b39bb3" style:font-weight-asian="bold" style:font-weight-complex="bold"/>
    </style:style>
    <style:style style:name="T141" style:family="text">
      <style:text-properties fo:font-weight="bold" officeooo:rsid="00b1e303" style:font-weight-asian="bold" style:font-weight-complex="bold"/>
    </style:style>
    <style:style style:name="T142" style:family="text">
      <style:text-properties officeooo:rsid="005b5cd3"/>
    </style:style>
    <style:style style:name="T143" style:family="text">
      <style:text-properties officeooo:rsid="005b5f51"/>
    </style:style>
    <style:style style:name="T144" style:family="text">
      <style:text-properties officeooo:rsid="005d12fa"/>
    </style:style>
    <style:style style:name="T145" style:family="text">
      <style:text-properties officeooo:rsid="003cb407"/>
    </style:style>
    <style:style style:name="T146" style:family="text">
      <style:text-properties officeooo:rsid="005f7223"/>
    </style:style>
    <style:style style:name="T147" style:family="text">
      <style:text-properties officeooo:rsid="006317f8"/>
    </style:style>
    <style:style style:name="T148" style:family="text">
      <style:text-properties officeooo:rsid="0063f3c5"/>
    </style:style>
    <style:style style:name="T149" style:family="text">
      <style:text-properties officeooo:rsid="00672a68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fo:font-weight="normal" style:font-weight-asian="normal" style:font-weight-complex="normal"/>
    </style:style>
    <style:style style:name="T152" style:family="text">
      <style:text-properties style:text-underline-style="none" fo:font-weight="normal" officeooo:rsid="00721e09" style:font-weight-asian="normal" style:font-weight-complex="normal"/>
    </style:style>
    <style:style style:name="T153" style:family="text">
      <style:text-properties style:text-underline-style="none" fo:font-weight="normal" officeooo:rsid="00722a19" style:font-weight-asian="normal" style:font-weight-complex="normal"/>
    </style:style>
    <style:style style:name="T154" style:family="text">
      <style:text-properties style:text-underline-style="none" fo:font-weight="normal" officeooo:rsid="006a9ead" style:font-weight-asian="normal" style:font-weight-complex="normal"/>
    </style:style>
    <style:style style:name="T155" style:family="text">
      <style:text-properties style:text-underline-style="none" fo:font-weight="normal" officeooo:rsid="008d7148" style:font-weight-asian="normal" style:font-weight-complex="normal"/>
    </style:style>
    <style:style style:name="T156" style:family="text">
      <style:text-properties style:text-underline-style="none" fo:font-weight="normal" officeooo:rsid="00a639f7" style:font-weight-asian="normal" style:font-weight-complex="normal"/>
    </style:style>
    <style:style style:name="T157" style:family="text">
      <style:text-properties style:text-underline-style="none" fo:font-weight="normal" officeooo:rsid="00a69bec" style:font-weight-asian="normal" style:font-weight-complex="normal"/>
    </style:style>
    <style:style style:name="T158" style:family="text">
      <style:text-properties style:text-underline-style="none" fo:font-weight="normal" officeooo:rsid="009e29ef" style:font-weight-asian="normal" style:font-weight-complex="normal"/>
    </style:style>
    <style:style style:name="T159" style:family="text">
      <style:text-properties style:text-underline-style="none" fo:font-weight="normal" officeooo:rsid="00a75993" style:font-weight-asian="normal" style:font-weight-complex="normal"/>
    </style:style>
    <style:style style:name="T160" style:family="text">
      <style:text-properties style:text-underline-style="none" fo:font-weight="bold" style:font-weight-asian="bold" style:font-weight-complex="bold"/>
    </style:style>
    <style:style style:name="T161" style:family="text">
      <style:text-properties style:text-underline-style="none" fo:font-weight="bold" officeooo:rsid="00a75993" style:font-weight-asian="bold" style:font-weight-complex="bold"/>
    </style:style>
    <style:style style:name="T162" style:family="text">
      <style:text-properties style:text-underline-style="none" officeooo:rsid="00a639f7"/>
    </style:style>
    <style:style style:name="T163" style:family="text">
      <style:text-properties officeooo:rsid="00702e4c"/>
    </style:style>
    <style:style style:name="T164" style:family="text">
      <style:text-properties officeooo:rsid="0071f6b3"/>
    </style:style>
    <style:style style:name="T165" style:family="text">
      <style:text-properties officeooo:rsid="00722a19"/>
    </style:style>
    <style:style style:name="T166" style:family="text">
      <style:text-properties officeooo:rsid="007477e8"/>
    </style:style>
    <style:style style:name="T167" style:family="text">
      <style:text-properties officeooo:rsid="007e5da6"/>
    </style:style>
    <style:style style:name="T168" style:family="text">
      <style:text-properties officeooo:rsid="0080477a"/>
    </style:style>
    <style:style style:name="T169" style:family="text">
      <style:text-properties officeooo:rsid="0081154c"/>
    </style:style>
    <style:style style:name="T170" style:family="text">
      <style:text-properties officeooo:rsid="0082538a"/>
    </style:style>
    <style:style style:name="T171" style:family="text">
      <style:text-properties officeooo:rsid="00838393"/>
    </style:style>
    <style:style style:name="T172" style:family="text">
      <style:text-properties officeooo:rsid="00845544"/>
    </style:style>
    <style:style style:name="T173" style:family="text">
      <style:text-properties officeooo:rsid="00546728"/>
    </style:style>
    <style:style style:name="T174" style:family="text">
      <style:text-properties officeooo:rsid="008a06de"/>
    </style:style>
    <style:style style:name="T175" style:family="text">
      <style:text-properties officeooo:rsid="00937b11"/>
    </style:style>
    <style:style style:name="T176" style:family="text">
      <style:text-properties officeooo:rsid="0093b191"/>
    </style:style>
    <style:style style:name="T177" style:family="text">
      <style:text-properties officeooo:rsid="0094f4bb"/>
    </style:style>
    <style:style style:name="T178" style:family="text">
      <style:text-properties officeooo:rsid="00a00b1d"/>
    </style:style>
    <style:style style:name="T179" style:family="text">
      <style:text-properties officeooo:rsid="00a8a4b1"/>
    </style:style>
    <style:style style:name="T180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81" style:family="text">
      <style:text-properties officeooo:rsid="00ac1d69"/>
    </style:style>
    <style:style style:name="T182" style:family="text">
      <style:text-properties officeooo:rsid="00b39bb3"/>
    </style:style>
    <style:style style:name="T183" style:family="text">
      <style:text-properties officeooo:rsid="00b502cc"/>
    </style:style>
    <style:style style:name="T184" style:family="text">
      <style:text-properties officeooo:rsid="00b838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37">А</text:span>нглийско<text:span text:style-name="T137">е</text:span> предложени<text:span text:style-name="T137">е. </text:span>Порядок слов</text:p>
      <text:p text:style-name="P1"/>
      <text:p text:style-name="P89"><text:span text:style-name="T132">Слова </text:span><text:span text:style-name="T133">в предложении </text:span><text:span text:style-name="T132">делятся на </text:span><text:span text:style-name="T137">две</text:span><text:span text:style-name="T132"> смысловые группы:</text:span></text:p>
      <text:list xml:id="list1969405234" text:style-name="L1">
        <text:list-item>
          <text:p text:style-name="P113">главные члены предложения — <text:span text:style-name="T170">это </text:span>подлежащее и сказуемое;</text:p>
        </text:list-item>
        <text:list-item>
          <text:p text:style-name="P113">второстепенные члены предложения — определение, дополнение и обстоятельтсво.</text:p>
        </text:list-item>
      </text:list>
      <text:p text:style-name="P33"/>
      <text:p text:style-name="P34">Подлежащие — это существительное в именимтельно<text:span text:style-name="T69">м</text:span> падеже, т. е. автор действия.</text:p>
      <text:p text:style-name="P35">Сказуемое — это глагол <text:span text:style-name="T63">(verb)</text:span>, т. е. действие совершаемое автором.</text:p>
      <text:p text:style-name="P34"/>
      <text:p text:style-name="P165">Дополнение — это то, на что направлено действие. Оно выражено существительным, </text:p>
      <text:p text:style-name="P165">перед которым может стоять предлог или глаголом, перед которым может стоять частица to<text:span text:style-name="T95">. <text:s/></text:span>Обычно оно стоит в конце предложения, но иногда может быть в начале.</text:p>
      <text:p text:style-name="P34"/>
      <text:p text:style-name="P37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34"/>
      <text:p text:style-name="P80"><text:span text:style-name="T135">В английском </text:span><text:span text:style-name="T137">языке</text:span><text:span text:style-name="T135"> не бывает предложений без подлежащего и сказуемого.</text:span></text:p>
      <text:p text:style-name="P83">Исключение составляют разговорные фразы: nice to meet you и пр.</text:p>
      <text:p text:style-name="P80"/>
      <text:p text:style-name="P38"><text:span text:style-name="T148">С</text:span>казуемое <text:span text:style-name="T148">п</text:span>очти всегда делится на 2 части: <text:span text:style-name="T170">на </text:span>вспомогательный и смысловой <text:span text:style-name="T144">глагол</text:span><text:span text:style-name="T170">ы</text:span>.</text:p>
      <text:p text:style-name="P184"><text:span text:style-name="T67">Вспомогательный глагол не переводится. Он </text:span><text:span text:style-name="T68">сообщает</text:span><text:span text:style-name="T67"> о том, в каком времени нужно переводить смысловой. Смысловой глогол передает суть действия.</text:span></text:p>
      <text:p text:style-name="P184"/>
      <text:p text:style-name="P171"><text:span text:style-name="T179">Смысловой глагол имеет несколько форм:</text:span></text:p>
      <text:list xml:id="list937176379" text:style-name="L19">
        <text:list-item>
          <text:p text:style-name="P190"><text:span text:style-name="T179">начальная форма (инфинитив) — форма глагола, как в словаре (</text:span><text:span text:style-name="T181">всегда</text:span><text:span text:style-name="T179"> с частицей to);</text:span></text:p>
        </text:list-item>
        <text:list-item>
          <text:p text:style-name="P185">с окончанием -s (-es) — в утверждениях Present Simple после he/she/it;</text:p>
        </text:list-item>
        <text:list-item>
          <text:p text:style-name="P185">с окончанием -ing (причастие) — в основном для образования Present Continuous;</text:p>
        </text:list-item>
        <text:list-item>
          <text:p text:style-name="P185">2я форма — для образования Past Simple;</text:p>
        </text:list-item>
        <text:list-item>
          <text:p text:style-name="P186">3я форма (прошедшее причастие) — для времен группы Perfect и пассивного залога.</text:p>
        </text:list-item>
      </text:list>
      <text:p text:style-name="P2"/>
      <text:p text:style-name="P40">Утведрдительные и отрицательные предложения:</text:p>
      <text:list xml:id="list1213291592" text:style-name="L2">
        <text:list-item>
          <text:p text:style-name="P156"><text:span text:style-name="T14">подлежащее</text:span><text:span text:style-name="T1">;</text:span></text:p>
        </text:list-item>
        <text:list-item>
          <text:p text:style-name="P156"><text:span text:style-name="T18">сказуемое</text:span><text:span text:style-name="T2">;</text:span></text:p>
        </text:list-item>
        <text:list-item>
          <text:p text:style-name="P157"><text:span text:style-name="T9">дополнение</text:span>;</text:p>
        </text:list-item>
        <text:list-item>
          <text:p text:style-name="P157"><text:span text:style-name="T11">обстоятельство</text:span>.</text:p>
        </text:list-item>
      </text:list>
      <text:p text:style-name="P10"/>
      <text:p text:style-name="P11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1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2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0"/>
      <text:p text:style-name="P41">Вопросительные предложения:</text:p>
      <text:list xml:id="list3775229126" text:style-name="L3">
        <text:list-item>
          <text:p text:style-name="P114"><text:span text:style-name="T25">вопросительное слово</text:span>;</text:p>
        </text:list-item>
        <text:list-item>
          <text:p text:style-name="P11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114"><text:span text:style-name="T13">подлежащее</text:span>;</text:p>
        </text:list-item>
        <text:list-item>
          <text:p text:style-name="P11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114"><text:span text:style-name="T9">дополнение</text:span>;</text:p>
        </text:list-item>
        <text:list-item>
          <text:p text:style-name="P114"><text:span text:style-name="T11">обстоятельство</text:span>.</text:p>
        </text:list-item>
      </text:list>
      <text:p text:style-name="P78"/>
      <text:p text:style-name="P13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62">—</text:span> Что ты здесь делаешь?</text:p>
      <text:p text:style-name="P81"><text:span text:style-name="T4">Do</text:span><text:span text:style-name="T35"> </text:span><text:span text:style-name="T15">you</text:span><text:span text:style-name="T35"> </text:span><text:span text:style-name="T20">want</text:span><text:span text:style-name="T10"> to live </text:span><text:span text:style-name="T12">in Spain</text:span><text:span text:style-name="T35">? — Ты хочешь жить в Испании?</text:span></text:p>
      <text:p text:style-name="P189"><text:soft-page-break/><text:span text:style-name="T128">Вопрос не всегда бывает полным, какого-то элемента может не быть, </text:span><text:span text:style-name="T129">но при этом всегда есть подлежащие и вспомогательный глагол.</text:span></text:p>
      <text:p text:style-name="P39"/>
      <text:p text:style-name="P98"><text:span text:style-name="T98">Общий вопрос начинается со вспомогательного глагола и подразумевает ответ «</text:span><text:span text:style-name="T99">да/нет»</text:span><text:span text:style-name="T98">.</text:span></text:p>
      <text:p text:style-name="P51"/>
      <text:p text:style-name="P98"><text:span text:style-name="T84">Чтобы коротко ответить на </text:span><text:span text:style-name="T85">такой </text:span><text:span text:style-name="T84">вопрос, недостаточно просто написать yes/no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59"/>
      <text:p text:style-name="P24"><text:span text:style-name="T138">Do you play</text:span> the piano? <text:span text:style-name="T62">—</text:span> Yes, <text:span text:style-name="T139">I do</text:span><text:span text:style-name="T146">.</text:span></text:p>
      <text:p text:style-name="P24"><text:span text:style-name="T139">Does Rita play</text:span><text:span text:style-name="T146"> football? </text:span><text:span text:style-name="T62">— </text:span><text:span text:style-name="T146">No, </text:span><text:span text:style-name="T139">she doesn`t</text:span><text:span text:style-name="T146">.</text:span> </text:p>
      <text:p text:style-name="P24"/>
      <text:p text:style-name="P52"><text:span text:style-name="T145">Специальный вопрос начинается с вопросительного слова </text:span><text:span text:style-name="T149">или связки</text:span><text:span text:style-name="T145">. </text:span><text:span text:style-name="T147">Он служит, чтобы узнать дополнительную информацию.</text:span><text:span text:style-name="T145"> </text:span><text:span text:style-name="T147">После вопросительного слова обычно стоит существительное: </text:span><text:span text:style-name="T38">What </text:span><text:span text:style-name="T60">car</text:span><text:span text:style-name="T38"> does he have? </text:span><text:span text:style-name="T39">How much </text:span><text:span text:style-name="T61">money</text:span><text:span text:style-name="T39"> dow we have?</text:span></text:p>
      <text:p text:style-name="P24"/>
      <text:p text:style-name="P187"><text:span text:style-name="T180">В английском языке всего 2 падежа: именительный и объектный. <text:s/></text:span></text:p>
      <text:p text:style-name="P187"><text:span text:style-name="T33">В предложениях, которые используют глаголы: </text:span><text:span text:style-name="T32">like, have, enjoy, need, </text:span><text:span text:style-name="T33">подлежащие </text:span></text:p>
      <text:p text:style-name="P187"><text:span text:style-name="T33">не переводятся на русский в именительном падеже</text:span><text:span text:style-name="T34">:</text:span></text:p>
      <text:p text:style-name="P72"/>
      <text:p text:style-name="P18"><text:span text:style-name="T26">I l</text:span>ike my job — Мне нравится моя работа (а не «Я нравится моя работа»).</text:p>
      <text:p text:style-name="P173"/>
      <text:p text:style-name="P6">Об английских временах</text:p>
      <text:p text:style-name="P79"/>
      <text:p text:style-name="P87">Времена группы Simple (или Indefinite) сообщают об обыденных фактах и событиях, происходящих регулярно, например <text:span text:style-name="T35">I live in Spain — Я живу в испании (факт).</text:span></text:p>
      <text:p text:style-name="P87"/>
      <text:p text:style-name="P82"><text:span text:style-name="T64">Времена группы Continues (Progressive) </text:span><text:span text:style-name="T65">описывают</text:span><text:span text:style-name="T64"> </text:span><text:span text:style-name="T70">незавершенный </text:span><text:span text:style-name="T64">процесс </text:span><text:span text:style-name="T70">в</text:span><text:span text:style-name="T64"> </text:span><text:span text:style-name="T71">какой-то</text:span><text:span text:style-name="T64"> момент времени: </text:span><text:span text:style-name="T36">I am reading a book — Я читаю книгу (именно сейчас).</text:span></text:p>
      <text:p text:style-name="P82"/>
      <text:p text:style-name="P86">Времена группы Perfect обозначают результат, опыт, впечатления: <text:s/><text:span text:style-name="T35">I have lost the keys — </text:span></text:p>
      <text:p text:style-name="P17">Я потерял ключи (результат свершившегося действия).</text:p>
      <text:p text:style-name="P82"/>
      <text:p text:style-name="P85">Времена группы Perfect Continuous описывают процесс, который начался в прошлом и длился до какого-то момента <text:span text:style-name="T66">в прошлом, либо длится до настоящего момента, либо продолжится до определенного момента в будущем: </text:span><text:span text:style-name="T37">I have been reading for 2 hours — </text:span></text:p>
      <text:p text:style-name="P22">Я читаю уже 2 часа (как долго я выполняю действие к этому моменту).</text:p>
      <text:p text:style-name="P84"/>
      <text:p text:style-name="P3">Present Simple</text:p>
      <text:p text:style-name="P69"/>
      <text:p text:style-name="P43">Используется чтобы:</text:p>
      <text:list xml:id="list2380930771" text:style-name="L4">
        <text:list-item>
          <text:p text:style-name="P115">сообщить факты настоящего и общеизвестные истины;</text:p>
        </text:list-item>
        <text:list-item>
          <text:p text:style-name="P115">описать текущую реальность <text:span text:style-name="T144">или</text:span> текущее положение дел;</text:p>
        </text:list-item>
        <text:list-item>
          <text:p text:style-name="P115">говорить о событиях, которые происходят с какой-то регулярностью.</text:p>
        </text:list-item>
      </text:list>
      <text:p text:style-name="P36"/>
      <text:p text:style-name="P90"><text:span text:style-name="T124">П</text:span><text:span text:style-name="T125">еред сказуемым часто </text:span><text:span text:style-name="T127">стоят</text:span><text:span text:style-name="T125"> наречия частности </text:span><text:span text:style-name="T126">(</text:span><text:span text:style-name="T125">маячки времени</text:span><text:span text:style-name="T126">):</text:span></text:p>
      <text:list xml:id="list3349584066" text:style-name="L5">
        <text:list-item>
          <text:p text:style-name="P116">always - <text:span text:style-name="T72">всегда</text:span>;</text:p>
        </text:list-item>
        <text:list-item>
          <text:p text:style-name="P116">usually - <text:span text:style-name="T72">обычно</text:span>;</text:p>
        </text:list-item>
        <text:list-item>
          <text:p text:style-name="P116">often - <text:span text:style-name="T72">часто</text:span>;</text:p>
        </text:list-item>
        <text:list-item>
          <text:p text:style-name="P116">sometimes - <text:span text:style-name="T72">иногда</text:span>;</text:p>
        </text:list-item>
        <text:list-item>
          <text:p text:style-name="P116">never — <text:span text:style-name="T72">никогда</text:span>.</text:p>
        </text:list-item>
      </text:list>
      <text:p text:style-name="P70"><text:soft-page-break/><text:span text:style-name="T35">I </text:span><text:span text:style-name="T59">always</text:span><text:span text:style-name="T35"> wash my hands before eating — Я всегда мою руки перед едой.</text:span></text:p>
      <text:p text:style-name="P117"/>
      <text:p text:style-name="P42">В утверждениях глагол используется в 2х вариантах:</text:p>
      <text:list xml:id="list3284656334" text:style-name="L6">
        <text:list-item>
          <text:p text:style-name="P127">без изменений, если подлежащее в первом лице или множеств<text:span text:style-name="T170">ен.</text:span> числе (<text:span text:style-name="T142">I</text:span>, <text:span text:style-name="T142">you</text:span>, <text:span text:style-name="T142">we,</text:span> <text:span text:style-name="T142">they</text:span>);</text:p>
        </text:list-item>
        <text:list-item>
          <text:p text:style-name="P127"><text:span text:style-name="T72">с окончанием -s </text:span><text:span text:style-name="T73">(-es)</text:span><text:span text:style-name="T72">, если подлежащ</text:span><text:span text:style-name="T143">ее</text:span><text:span text:style-name="T72"> в третьем лице, единств</text:span><text:span text:style-name="T144">ен</text:span><text:span text:style-name="T170">ном</text:span><text:span text:style-name="T72"> числе (</text:span><text:span text:style-name="T142">he</text:span><text:span text:style-name="T72">, </text:span><text:span text:style-name="T142">she</text:span><text:span text:style-name="T72">, </text:span><text:span text:style-name="T142">it</text:span><text:span text:style-name="T72">);</text:span></text:p>
        </text:list-item>
      </text:list>
      <text:p text:style-name="P70"/>
      <text:p text:style-name="P76">I <text:span text:style-name="T17">live</text:span> in New York — Я живу в Нью Йорке.</text:p>
      <text:p text:style-name="P77"><text:span text:style-name="T73">Peter </text:span><text:span text:style-name="T22">work</text:span><text:span text:style-name="T23">s</text:span><text:span text:style-name="T73"> in New York — Питер работает в Нью Йорке;</text:span></text:p>
      <text:p text:style-name="P71"/>
      <text:p text:style-name="P45">Окончание -es ставится, если глагол заканчивается: на гласную букву, </text:p>
      <text:p text:style-name="P44">на шипящий звук (sh, ch) <text:span text:style-name="T134">или</text:span> на букву s/x:</text:p>
      <text:list xml:id="list714018182" text:style-name="L7">
        <text:list-item>
          <text:p text:style-name="P129"><text:span text:style-name="T74">go — </text:span>goes;</text:p>
        </text:list-item>
        <text:list-item>
          <text:p text:style-name="P129"><text:span text:style-name="T74">teach — </text:span>teaches;</text:p>
        </text:list-item>
        <text:list-item>
          <text:p text:style-name="P128"><text:span text:style-name="T74">mix — </text:span><text:span text:style-name="T73">mixes.</text:span></text:p>
        </text:list-item>
      </text:list>
      <text:p text:style-name="P69"/>
      <text:p text:style-name="P47">Если глагол заканчивается на букву y, перед которой согласная, то вместо y </text:p>
      <text:p text:style-name="P46">пишется i <text:span text:style-name="T75">(помимо добавления -es)</text:span>:</text:p>
      <text:list xml:id="list80444736" text:style-name="L8">
        <text:list-item>
          <text:p text:style-name="P130">fly — flies; </text:p>
        </text:list-item>
        <text:list-item>
          <text:p text:style-name="P130">cry — cries.</text:p>
        </text:list-item>
      </text:list>
      <text:p text:style-name="P69"/>
      <text:p text:style-name="P4">Отрицания в Present Simple</text:p>
      <text:p text:style-name="P4"/>
      <text:p text:style-name="P90"><text:span text:style-name="T81">Использу</text:span><text:span text:style-name="T82">ю</text:span><text:span text:style-name="T81">тся чтобы сказать о том, что что-либо:</text:span></text:p>
      <text:list xml:id="list723585128" text:style-name="L9">
        <text:list-item>
          <text:p text:style-name="P131">не является фактом настоящего <text:span text:style-name="T144">или истиной</text:span>;</text:p>
        </text:list-item>
        <text:list-item>
          <text:p text:style-name="P131">не происходит с какой-то регулярностью.</text:p>
        </text:list-item>
      </text:list>
      <text:p text:style-name="P75"/>
      <text:p text:style-name="P74">За отрицание отвечает частица not, которая идет в паре со вспомогательным глаголом do.</text:p>
      <text:p text:style-name="P74">Если подлежащее he/she/it, то испольузется does. <text:span text:style-name="T131">Смысловой глагол без изменений.</text:span></text:p>
      <text:p text:style-name="P73"/>
      <text:p text:style-name="P19">People <text:span text:style-name="T3">do </text:span><text:span text:style-name="T28">not</text:span> <text:span text:style-name="T17">live</text:span> in space — Люди не живут в космосе.</text:p>
      <text:p text:style-name="P19">Water <text:span text:style-name="T3">does </text:span><text:span text:style-name="T28">not</text:span> <text:span text:style-name="T17">boil</text:span> at 50 degrees Celsius — Вода не кипит при 50 грудусах.</text:p>
      <text:p text:style-name="P19"/>
      <text:p text:style-name="P91"><text:span text:style-name="T78">Практически всегда do/</text:span><text:span text:style-name="T79">does</text:span><text:span text:style-name="T78"> not использу</text:span><text:span text:style-name="T80">е</text:span><text:span text:style-name="T78">тся в сокращении: </text:span></text:p>
      <text:p text:style-name="P20">We don`t drink whisky — Мы не пьем виски.</text:p>
      <text:p text:style-name="P21">He doesn`t drink tea — Он не пьет чай.</text:p>
      <text:p text:style-name="P21"/>
      <text:p text:style-name="P66">Вопросы в Present Simple</text:p>
      <text:p text:style-name="P20"/>
      <text:p text:style-name="P50">Используюся чтобы:</text:p>
      <text:list xml:id="list3870146991" text:style-name="L10">
        <text:list-item>
          <text:p text:style-name="P133">узнать о фактах настоящего;</text:p>
        </text:list-item>
        <text:list-item>
          <text:p text:style-name="P132"><text:span text:style-name="T82">о событиях, которые происходят с какой-то регулярностью.</text:span></text:p>
        </text:list-item>
      </text:list>
      <text:p text:style-name="P49"/>
      <text:p text:style-name="P49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49"/>
      <text:p text:style-name="P88"><text:span text:style-name="T7">Do</text:span><text:span text:style-name="T77"> you </text:span><text:span text:style-name="T24">like</text:span><text:span text:style-name="T77"> action movies? </text:span><text:span text:style-name="T43">— </text:span><text:span text:style-name="T77">Тебе нравятся экшен фильмы? </text:span></text:p>
      <text:p text:style-name="P23">What books <text:span text:style-name="T3">do</text:span> you <text:span text:style-name="T17">read</text:span>? <text:span text:style-name="T76">—</text:span> Какие книги тебе нравятся?</text:p>
      <text:p text:style-name="P9"/>
      <text:p text:style-name="P9"/>
      <text:p text:style-name="P109">Глаголы <text:span text:style-name="T166">d</text:span>o и <text:span text:style-name="T166">b</text:span>e <text:span text:style-name="T169">в Present Simple</text:span></text:p>
      <text:p text:style-name="P7"/>
      <text:p text:style-name="P93"><text:span text:style-name="T91">Глагол</text:span><text:span text:style-name="T86"> d</text:span><text:span text:style-name="T87">o </text:span><text:span text:style-name="T88">означает</text:span><text:span text:style-name="T87"> «делать». В предложении </text:span><text:span text:style-name="T91">он</text:span><text:span text:style-name="T87"> может может встречаться несколько раз, </text:span></text:p>
      <text:p text:style-name="P93"><text:span text:style-name="T87">в качестве вспомогательного и смыслового: </text:span><text:span text:style-name="T44">What </text:span><text:span text:style-name="T5">do</text:span><text:span text:style-name="T44"> you </text:span><text:span text:style-name="T21">do</text:span><text:span text:style-name="T44">? </text:span><text:span text:style-name="T45">— </text:span><text:span text:style-name="T44">Что ты делаешь? </text:span></text:p>
      <text:p text:style-name="P121"/>
      <text:p text:style-name="P92"><text:span text:style-name="T97">To </text:span><text:span text:style-name="T86">be — </text:span><text:span text:style-name="T90">это начальная форма глагола</text:span><text:span text:style-name="T86"> «быть». <text:s/></text:span><text:span text:style-name="T91">Он</text:span><text:span text:style-name="T86"> меняется в завис</text:span><text:span text:style-name="T91">имости</text:span><text:span text:style-name="T86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4690377817184">
          <table:table-cell table:style-name="Table4.A1" office:value-type="string">
            <text:p text:style-name="P105">Подлежащее</text:p>
          </table:table-cell>
          <table:table-cell table:style-name="Table4.B1" office:value-type="string">
            <text:p text:style-name="P105"><text:span text:style-name="T167">Глагол </text:span><text:span text:style-name="T163">t</text:span>o be</text:p>
          </table:table-cell>
        </table:table-row>
        <table:table-row table:style-name="TableLine94690377867616">
          <table:table-cell table:style-name="Table4.A2" office:value-type="string">
            <text:p text:style-name="P108">I</text:p>
          </table:table-cell>
          <table:table-cell table:style-name="Table4.B2" office:value-type="string">
            <text:p text:style-name="P108">am</text:p>
          </table:table-cell>
        </table:table-row>
        <table:table-row table:style-name="TableLine94690377868784">
          <table:table-cell table:style-name="Table4.A2" office:value-type="string">
            <text:p text:style-name="P108">he/she/it</text:p>
          </table:table-cell>
          <table:table-cell table:style-name="Table4.B2" office:value-type="string">
            <text:p text:style-name="P108">is</text:p>
          </table:table-cell>
        </table:table-row>
        <table:table-row table:style-name="TableLine94690377869424">
          <table:table-cell table:style-name="Table4.A2" office:value-type="string">
            <text:p text:style-name="P108">we/you/they</text:p>
          </table:table-cell>
          <table:table-cell table:style-name="Table4.B2" office:value-type="string">
            <text:p text:style-name="P108">are</text:p>
          </table:table-cell>
        </table:table-row>
      </table:table>
      <text:p text:style-name="P54"/>
      <text:p text:style-name="P96"><text:span text:style-name="T88">Э</text:span><text:span text:style-name="T92">ти формы </text:span><text:span text:style-name="T96">глагола</text:span><text:span text:style-name="T92"> заменяют собой сказуемое в тех </text:span><text:span text:style-name="T93">ситуациях</text:span><text:span text:style-name="T92">, </text:span><text:span text:style-name="T93">когда</text:span><text:span text:style-name="T92"> оно отсутсвует</text:span></text:p>
      <text:p text:style-name="P97"><text:span text:style-name="T92">(т. к. </text:span><text:span text:style-name="T91">для английского языка не характерно, когда в предложении нет </text:span><text:span text:style-name="T92">сказуемого) </text:span></text:p>
      <text:p text:style-name="P97"><text:span text:style-name="T97">и помогают привязать предложение ко времени</text:span><text:span text:style-name="T92">.</text:span></text:p>
      <text:p text:style-name="P55"/>
      <text:p text:style-name="P94"><text:span text:style-name="T30">I </text:span><text:span text:style-name="T6">am</text:span><text:span text:style-name="T46"> a doctor — Я (</text:span><text:span text:style-name="T47">есть</text:span><text:span text:style-name="T46">) доктор.</text:span></text:p>
      <text:p text:style-name="P16"><text:span text:style-name="T29">We</text:span><text:span text:style-name="T151"> </text:span><text:span text:style-name="T8">are</text:span><text:span text:style-name="T151"> happy </text:span><text:span text:style-name="T154">— </text:span><text:span text:style-name="T151">Мы (есть) счастливы.</text:span></text:p>
      <text:p text:style-name="P56"/>
      <text:p text:style-name="P135"><text:span text:style-name="T164">Г</text:span>лагол <text:span text:style-name="T164">be </text:span>появляется, когда говорят:</text:p>
      <text:list xml:id="list1100900744" text:style-name="L11">
        <text:list-item>
          <text:p text:style-name="P134">кто человек по профессии <text:span text:style-name="T171">(</text:span><text:span text:style-name="T40">I am a football player</text:span><text:span text:style-name="T41">)</text:span>;</text:p>
        </text:list-item>
        <text:list-item>
          <text:p text:style-name="P134">в каком состоянии человек или объект <text:span text:style-name="T171">(</text:span><text:span text:style-name="T40">This dress is blue</text:span><text:span text:style-name="T41">)</text:span>;</text:p>
        </text:list-item>
        <text:list-item>
          <text:p text:style-name="P134">где находится человек или объект <text:span text:style-name="T171">(</text:span><text:span text:style-name="T40">Molly is in her office now</text:span><text:span text:style-name="T41">)</text:span>;</text:p>
        </text:list-item>
      </text:list>
      <text:p text:style-name="P136"/>
      <text:p text:style-name="P95"><text:span text:style-name="T97">Глагол</text:span><text:span text:style-name="T89"> be может использоваться в связке с прилагательным. </text:span><text:span text:style-name="T94">При переводе таких связок можно подобрать отдельный глагол, которого нет в английском.</text:span></text:p>
      <text:p text:style-name="P53"/>
      <text:p text:style-name="P100"><text:span text:style-name="T48">I am interested in art — Я</text:span><text:span text:style-name="T49"> (</text:span><text:span text:style-name="T52">есть </text:span><text:span text:style-name="T49">заинтересованный) интересуюсь искусством.</text:span></text:p>
      <text:p text:style-name="P100"><text:span text:style-name="T49">My hands are cold — Мои руки </text:span><text:span text:style-name="T51">(</text:span><text:span text:style-name="T50">есть</text:span><text:span text:style-name="T51"> замерзши</text:span><text:span text:style-name="T50">е</text:span><text:span text:style-name="T51">) </text:span><text:span text:style-name="T49">замерзли</text:span><text:span text:style-name="T51">.</text:span></text:p>
      <text:p text:style-name="P25"/>
      <text:p text:style-name="P57">В вопросительных предложениях глагол be меняется местами с подлежащим, </text:p>
      <text:p text:style-name="P57">а в отрицательных, используется с частицей not:</text:p>
      <text:p text:style-name="P57"/>
      <text:p text:style-name="P14"><text:span text:style-name="T152">I </text:span><text:span text:style-name="T151">am not a student — Я не студент.</text:span></text:p>
      <text:p text:style-name="P27">We are not English speakers — Они не англоговорящие люди.</text:p>
      <text:p text:style-name="P14"><text:span text:style-name="T152">I</text:span><text:span text:style-name="T151">s it dark? — Сейчас темно?</text:span></text:p>
      <text:p text:style-name="P27">Are they hungry? — Они голодны?</text:p>
      <text:p text:style-name="P27"/>
      <text:p text:style-name="P58">Если перед <text:span text:style-name="T168">am/is/are</text:span> нет вопросительного слова, то это общий вопрос. </text:p>
      <text:p text:style-name="P58">В корешке ответа вместо do/does используется am/is/are:</text:p>
      <text:p text:style-name="P58"/>
      <text:p text:style-name="P15"><text:span text:style-name="T151">Am I in danger? Yes, you are. </text:span><text:span text:style-name="T153">—</text:span><text:span text:style-name="T151"> Я в опасности? Да.</text:span></text:p>
      <text:p text:style-name="P15"><text:span text:style-name="T151">Is John married? - No, he isn`t. </text:span><text:span text:style-name="T153">— </text:span><text:span text:style-name="T151">Джон женат? </text:span><text:span text:style-name="T153">— </text:span><text:span text:style-name="T151">Нет.</text:span></text:p>
      <text:p text:style-name="P26"/>
      <text:p text:style-name="P26"><text:span text:style-name="T123">Специальный вопрос начинается с вопросительного слова </text:span><text:span text:style-name="T130">или связки</text:span><text:span text:style-name="T123">:</text:span> </text:p>
      <text:p text:style-name="P26">Where is Jill?<text:span text:style-name="T165"> </text:span>She is at school. <text:span text:style-name="T165">— </text:span>Где Джил? Она в школе.</text:p>
      <text:p text:style-name="P26"/>
      <text:p text:style-name="P102"><text:span text:style-name="T101">Очень часто am/is/are сокращаются: </text:span><text:span text:style-name="T54">I am → I`m, he is → he`s, <text:s/></text:span></text:p>
      <text:p text:style-name="P102"><text:span text:style-name="T54">you are → you`re, John is → John`s, </text:span><text:span text:style-name="T56">t</text:span><text:span text:style-name="T54">hey are → </text:span><text:span text:style-name="T56">t</text:span><text:span text:style-name="T54">hey`re</text:span><text:span text:style-name="T55">. </text:span></text:p>
      <text:p text:style-name="P122"/>
      <text:p text:style-name="P137"/>
      <text:p text:style-name="P110"><text:span text:style-name="T102">С</text:span><text:span text:style-name="T103">окращать можно как по </text:span><text:span text:style-name="T104">вспом.</text:span><text:span text:style-name="T103"> глаголу, так и по частице not: </text:span><text:span text:style-name="T57">he is not → he`s not</text:span><text:span text:style-name="T58"> или</text:span><text:span text:style-name="T57"> he isn`t.</text:span></text:p>
      <text:p text:style-name="P48"><text:span text:style-name="T155">П</text:span><text:span text:style-name="T151">ри этом am сокращается только по am → </text:span><text:span text:style-name="T42">I`m not (I amn`t не существует).</text:span></text:p>
      <text:p text:style-name="P123"/>
      <text:p text:style-name="P145">Present Continuous</text:p>
      <text:p text:style-name="P60"/>
      <text:p text:style-name="P60">Указывает на событие, происходящее именно сейчас и которое еще не закончилось.</text:p>
      <text:p text:style-name="P63">Состоит из связки вспомогательного глагола be и смыслового с окончанием -ing:</text:p>
      <text:p text:style-name="P61"/>
      <text:p text:style-name="P28">She <text:span text:style-name="T138">is</text:span> driv<text:span text:style-name="T138">ing</text:span> to work. <text:span text:style-name="T165">—</text:span> Она (сейчас) едет на работу.</text:p>
      <text:p text:style-name="P29">You <text:span text:style-name="T138">are</text:span> do<text:span text:style-name="T138">ing</text:span> great! <text:span text:style-name="T165">—</text:span> У тебя отлично получается!</text:p>
      <text:p text:style-name="P60"/>
      <text:p text:style-name="P99"><text:span text:style-name="T100">Если глагол заканчивается на -e, то при добавлении -ing она выпадает: </text:span><text:span text:style-name="T53">make → making.</text:span></text:p>
      <text:p text:style-name="P62">Если глагол заканчивается на -ie, то при добавлении -ing оно меняется на -y: <text:span text:style-name="T35">lie → lying. </text:span></text:p>
      <text:p text:style-name="P28"/>
      <text:p text:style-name="P62">Если глагол из 1 слога, с одной гласной буквой, после которой солгасная, то при </text:p>
      <text:p text:style-name="P99"><text:span text:style-name="T100">добавлении -ing согласная удваивается: </text:span><text:span text:style-name="T53">hit → hitting, sit → sitting.</text:span></text:p>
      <text:p text:style-name="P62"/>
      <text:p text:style-name="P101"><text:span text:style-name="T100">В </text:span><text:span text:style-name="T77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63"/>
      <text:p text:style-name="P140"><text:span text:style-name="T183">Слова-м</text:span>аячки Present Continuous:</text:p>
      <text:list xml:id="list389001260" text:style-name="L12">
        <text:list-item>
          <text:p text:style-name="P141">look — смотри;</text:p>
        </text:list-item>
        <text:list-item>
          <text:p text:style-name="P141">now — сейчас (обычно стоит в конце);</text:p>
        </text:list-item>
        <text:list-item>
          <text:p text:style-name="P141">at the moment — в этот момент (обычно в конце).</text:p>
        </text:list-item>
      </text:list>
      <text:p text:style-name="P62"/>
      <text:p text:style-name="P29">I am working right <text:span text:style-name="T138">now</text:span>. — Прямо сейчас я работаю.</text:p>
      <text:p text:style-name="P29"><text:span text:style-name="T138">Look</text:span> out of the window! It`s raining. — Посмотри в окно. Идет дождь.</text:p>
      <text:p text:style-name="P64"/>
      <text:p text:style-name="P67">Отрицания в Present Continuous</text:p>
      <text:p text:style-name="P67"/>
      <text:p text:style-name="P65">Используется чтобы сказать, что что-то не происходит именно сейчас.</text:p>
      <text:p text:style-name="P65">Для этого к глаголу be добавляется частица not.</text:p>
      <text:p text:style-name="P65"/>
      <text:p text:style-name="P30">I`m not listening to you. <text:span text:style-name="T174">—</text:span> Я не слушаю тебя.</text:p>
      <text:p text:style-name="P30">He isn`t cleaning the carpet. <text:span text:style-name="T174">—</text:span> Он не чистит ковер.</text:p>
      <text:p text:style-name="P30"/>
      <text:p text:style-name="P68">Вопросы в Present Continuous</text:p>
      <text:p text:style-name="P31"/>
      <text:p text:style-name="P111">Здесь использ<text:span text:style-name="T176">уются</text:span> теже правила, что при составлении вопросов в </text:p>
      <text:p text:style-name="P112">Present Simple с глаголом be:</text:p>
      <text:p text:style-name="P31">Am I listening? <text:span text:style-name="T174">—</text:span> Я слушаю?</text:p>
      <text:p text:style-name="P31">Are you playing? Yes, I am. <text:span text:style-name="T174">—</text:span> Ты играешь? Да.</text:p>
      <text:p text:style-name="P31">Where is he going? <text:span text:style-name="T174">—</text:span> Куда он идет?</text:p>
      <text:p text:style-name="P32">What book is she reading? <text:span text:style-name="T174">—</text:span>Какую книгу она читает? <text:span text:style-name="T175">(сейчас)</text:span></text:p>
      <text:p text:style-name="P32"/>
      <text:p text:style-name="P158"><text:span text:style-name="T118">Глаголы, которые не используются в </text:span><text:span text:style-name="T119">Continuous</text:span></text:p>
      <text:p text:style-name="P146"/>
      <text:p text:style-name="P142">Это глаголы, обозначающие состояние, которое не меняется под дейсвтием момента.</text:p>
      <text:p text:style-name="P159"><text:span text:style-name="T105">Как правило это </text:span><text:span text:style-name="T106">описание</text:span><text:span text:style-name="T105"> чувств или мыслей. </text:span><text:span text:style-name="T106">В особых случаях эти глаголы могут иметь переносное или контекстное значение, тогда их можно встретить в форме Continuous. </text:span></text:p>
      <text:p text:style-name="P159"><text:span text:style-name="T106">Но в большинстве случаев следующие глаголы используются в форме Simple:</text:span></text:p>
      <text:p text:style-name="P164"><text:soft-page-break/><text:span text:style-name="T77">Глаголы восприятия:</text:span></text:p>
      <text:list xml:id="list1891040792" text:style-name="L13">
        <text:list-item>
          <text:p text:style-name="P161"><text:span text:style-name="T77">see — видеть;</text:span></text:p>
        </text:list-item>
        <text:list-item>
          <text:p text:style-name="P161"><text:span text:style-name="T77">hear — слышать;</text:span></text:p>
        </text:list-item>
        <text:list-item>
          <text:p text:style-name="P161"><text:span text:style-name="T77">feel — чувствовать;</text:span></text:p>
        </text:list-item>
        <text:list-item>
          <text:p text:style-name="P161"><text:span text:style-name="T77">taste — чувствовать вкус (пробовать);</text:span></text:p>
        </text:list-item>
        <text:list-item>
          <text:p text:style-name="P161"><text:span text:style-name="T77">smell — чувствовать запах (нюхать).</text:span></text:p>
        </text:list-item>
      </text:list>
      <text:p text:style-name="P160"><text:span text:style-name="T77"/></text:p>
      <text:p text:style-name="P164"><text:span text:style-name="T77">Глаголы для выражения мнения:</text:span></text:p>
      <text:list xml:id="list3453267177" text:style-name="L14">
        <text:list-item>
          <text:p text:style-name="P162"><text:span text:style-name="T77">belive — верить;</text:span></text:p>
        </text:list-item>
        <text:list-item>
          <text:p text:style-name="P162"><text:span text:style-name="T77">doubt — сомневаться;</text:span></text:p>
        </text:list-item>
        <text:list-item>
          <text:p text:style-name="P162"><text:span text:style-name="T77">think — думать.</text:span></text:p>
        </text:list-item>
      </text:list>
      <text:p text:style-name="P160"><text:span text:style-name="T77"/></text:p>
      <text:p text:style-name="P164"><text:span text:style-name="T77">Глаголы, показывающие состояние мыслей:</text:span></text:p>
      <text:list xml:id="list2370393662" text:style-name="L15">
        <text:list-item>
          <text:p text:style-name="P163"><text:span text:style-name="T77">forget — забывать;</text:span></text:p>
        </text:list-item>
        <text:list-item>
          <text:p text:style-name="P163"><text:span text:style-name="T77">imagine — представлять;</text:span></text:p>
        </text:list-item>
        <text:list-item>
          <text:p text:style-name="P163"><text:span text:style-name="T77">know — знать;</text:span></text:p>
        </text:list-item>
        <text:list-item>
          <text:p text:style-name="P163"><text:span text:style-name="T77">understand — понимать.</text:span></text:p>
        </text:list-item>
      </text:list>
      <text:p text:style-name="P160"><text:span text:style-name="T77"/></text:p>
      <text:p text:style-name="P169"><text:span text:style-name="T77">Глаголы, указывающие на эмоции и желания:</text:span></text:p>
      <text:list xml:id="list3166278373" text:style-name="L16">
        <text:list-item>
          <text:p text:style-name="P167"><text:span text:style-name="T77">love — любить;</text:span></text:p>
        </text:list-item>
        <text:list-item>
          <text:p text:style-name="P167"><text:span text:style-name="T77">like — нравиться;</text:span></text:p>
        </text:list-item>
        <text:list-item>
          <text:p text:style-name="P167"><text:span text:style-name="T77">hate — ненавидеть;</text:span></text:p>
        </text:list-item>
        <text:list-item>
          <text:p text:style-name="P167"><text:span text:style-name="T77">hope — надеяться;</text:span></text:p>
        </text:list-item>
        <text:list-item>
          <text:p text:style-name="P167"><text:span text:style-name="T77">want — хотеть;</text:span></text:p>
        </text:list-item>
        <text:list-item>
          <text:p text:style-name="P167"><text:span text:style-name="T77">wish — желать.</text:span></text:p>
        </text:list-item>
      </text:list>
      <text:p text:style-name="P166"><text:span text:style-name="T77"/></text:p>
      <text:p text:style-name="P169"><text:span text:style-name="T77">Другие глаголы:</text:span></text:p>
      <text:list xml:id="list630049724" text:style-name="L17">
        <text:list-item>
          <text:p text:style-name="P168"><text:span text:style-name="T77">look — выглядеть;</text:span></text:p>
        </text:list-item>
        <text:list-item>
          <text:p text:style-name="P168"><text:span text:style-name="T77">have — иметь.</text:span></text:p>
        </text:list-item>
      </text:list>
      <text:p text:style-name="P166"><text:span text:style-name="T77"/></text:p>
      <text:p text:style-name="P166"><text:span text:style-name="T77">I </text:span><text:span text:style-name="T117">think</text:span><text:span text:style-name="T77"> Amy is a strange girl. - Я думаю, Эмми странная девушка.</text:span></text:p>
      <text:p text:style-name="P166"><text:span text:style-name="T77">Do you </text:span><text:span text:style-name="T117">know</text:span><text:span text:style-name="T77"> this man? - Вы знаете этого мужчину?</text:span></text:p>
      <text:p text:style-name="P166"><text:span text:style-name="T77">You </text:span><text:span text:style-name="T117">look</text:span><text:span text:style-name="T77"> great! - Ты выглядишь отлично!</text:span></text:p>
      <text:p text:style-name="P166"><text:span text:style-name="T77"/></text:p>
      <text:p text:style-name="P172"><text:span text:style-name="T120">Present Perfect</text:span></text:p>
      <text:p text:style-name="P181"><text:span text:style-name="T109"/></text:p>
      <text:p text:style-name="P183"><text:span text:style-name="T113">У</text:span><text:span text:style-name="T109">казывает на дейсвтие совершенное когда-то в прошлом, но подчеркивает, что результат важен сейчас </text:span><text:span text:style-name="T110">(т. е. к какому результату в итоге это привело)</text:span><text:span text:style-name="T109">.</text:span></text:p>
      <text:p text:style-name="P176"><text:span text:style-name="T120"/></text:p>
      <text:p text:style-name="P191"><text:span text:style-name="T109">С</text:span><text:span text:style-name="T112">остоит и</text:span><text:span text:style-name="T114">з </text:span><text:span text:style-name="T115">2х частей:</text:span><text:span text:style-name="T112"> вспомогат</text:span><text:span text:style-name="T115">ельного</text:span><text:span text:style-name="T112"> глагола have (который привязывает действие </text:span></text:p>
      <text:p text:style-name="P191"><text:span text:style-name="T112">к настоящему) и смыслового глагола в 3й форме (</text:span><text:span text:style-name="T116">переводится как «сделанный»</text:span><text:span text:style-name="T112">).</text:span></text:p>
      <text:p text:style-name="P182"><text:span text:style-name="T112"/></text:p>
      <text:p text:style-name="P183"><text:span text:style-name="T109">На русский язык Present Perfect переводится в прошлом </text:span><text:span text:style-name="T111">(иногда настоящ</text:span><text:span text:style-name="T113">и</text:span><text:span text:style-name="T111">м, </text:span><text:span text:style-name="T113">для удобства</text:span><text:span text:style-name="T111">)</text:span><text:span text:style-name="T109">, </text:span></text:p>
      <text:p text:style-name="P176"><text:span text:style-name="T121">а в английском принадлежит к катергории настоящих времен:</text:span></text:p>
      <text:p text:style-name="P182"><text:span text:style-name="T112"/></text:p>
      <text:p text:style-name="P119"><text:span text:style-name="T157">I </text:span><text:span text:style-name="T160">have</text:span><text:span text:style-name="T151"> already </text:span><text:span text:style-name="T160">seen</text:span><text:span text:style-name="T151"> this movie. </text:span><text:span text:style-name="T158">—</text:span><text:span text:style-name="T151"> Я уже видел этот фильм (просмотрел, т. е. опыт).</text:span></text:p>
      <text:p text:style-name="P119"><text:span text:style-name="T151">You </text:span><text:span text:style-name="T160">have</text:span><text:span text:style-name="T151"> </text:span><text:span text:style-name="T160">broken</text:span><text:span text:style-name="T151"> the vase. </text:span><text:span text:style-name="T158">— </text:span><text:span text:style-name="T151">Ты разбил вазу. (есть очевидный результат, кот. случился ранее) </text:span></text:p>
      <text:p text:style-name="P120"><text:span text:style-name="T159">It`s the fitst time I </text:span><text:span text:style-name="T161">have</text:span><text:span text:style-name="T159"> </text:span><text:span text:style-name="T161">driven</text:span><text:span text:style-name="T159"> a car — Это впервые, когда я веду машину. (в настоящем)</text:span></text:p>
      <text:p text:style-name="P175"><text:span text:style-name="T120"/></text:p>
      <text:p text:style-name="P174"><text:span text:style-name="T120"/></text:p>
      <text:p text:style-name="P178"><text:soft-page-break/><text:span text:style-name="T120">Как проявляется результат:</text:span></text:p>
      <text:list xml:id="list1247412976" text:style-name="L18">
        <text:list-item>
          <text:p text:style-name="P177"><text:span text:style-name="T122">это </text:span><text:span text:style-name="T120">очевидные изменения;</text:span></text:p>
        </text:list-item>
        <text:list-item>
          <text:p text:style-name="P180"><text:span text:style-name="T110">полученный </text:span><text:span text:style-name="T114">ранее</text:span><text:span text:style-name="T110"> опыт или впечатления;</text:span></text:p>
        </text:list-item>
        <text:list-item>
          <text:p text:style-name="P177"><text:span text:style-name="T120">недавно произошедшие события или новая информация.</text:span></text:p>
          <text:p text:style-name="P177"><text:span text:style-name="T120"/></text:p>
        </text:list-item>
      </text:list>
      <text:p text:style-name="P179"><text:span text:style-name="T120">Также Present Perfect используют, если что-то произошло впервые:</text:span></text:p>
      <text:p text:style-name="P174"><text:span text:style-name="T120"/></text:p>
      <text:p text:style-name="P126"><text:span text:style-name="T150">It`s the first time something has happend. - Этой первый раз, когда что-то произошло.</text:span></text:p>
      <text:p text:style-name="P126"><text:span text:style-name="T150">(вместо first можно указать любое порядковое число: second, third)</text:span></text:p>
      <text:p text:style-name="P174"><text:span text:style-name="T120"/></text:p>
      <text:p text:style-name="P179"><text:span text:style-name="T120">Present Perferct — яркий пример того, что нельзя переводить английские </text:span></text:p>
      <text:p text:style-name="P179"><text:span text:style-name="T120">предложения слово в слово:</text:span></text:p>
      <text:p text:style-name="P179"><text:span text:style-name="T120"/></text:p>
      <text:p text:style-name="P118"><text:span text:style-name="T150">I have done. </text:span><text:span text:style-name="T156">—</text:span><text:span text:style-name="T150"> Я сделал (</text:span><text:span text:style-name="T162">досл. </text:span><text:span text:style-name="T150">Я имею сделанным).</text:span></text:p>
      <text:p text:style-name="P118"><text:span text:style-name="T150"/></text:p>
      <text:p text:style-name="P150"><text:span text:style-name="T150">Есть 2 варианта образования 3й формы глагола:</text:span></text:p>
      <text:list xml:id="list2742866331" text:style-name="L20">
        <text:list-item>
          <text:p text:style-name="P149"><text:span text:style-name="T150">если глагол правильный, то добавляем к его начальной форме окончание -ed;</text:span></text:p>
        </text:list-item>
        <text:list-item>
          <text:p text:style-name="P149"><text:span text:style-name="T150">если неправильный, то находим в таблице неправильных глаголов.</text:span></text:p>
        </text:list-item>
      </text:list>
      <text:p text:style-name="P148"><text:span text:style-name="T150"/></text:p>
      <text:p text:style-name="P154"><text:span text:style-name="T150">Под неправильным глаголом понимают тот, который во 2й или 3й форме имеет особую форму. Самые популярные неправильные глаголы нужно заучить. (см. таблицу ниже)</text:span></text:p>
      <text:p text:style-name="P148"><text:span text:style-name="T150"/></text:p>
      <text:p text:style-name="P151"><text:span text:style-name="T150">Если глагол заканчивается на -e, то её не надо писать 2 раза: chas</text:span><text:span text:style-name="T160">e</text:span><text:span text:style-name="T150"> → chas</text:span><text:span text:style-name="T160">ed</text:span><text:span text:style-name="T150">.</text:span></text:p>
      <text:p text:style-name="P152"><text:span text:style-name="T150"/></text:p>
      <text:p text:style-name="P153"><text:span text:style-name="T150">Если глагол заканчивается на глухой звук, то -ed читается как t, а если на звконкий </text:span></text:p>
      <text:p text:style-name="P153"><text:span text:style-name="T150">согласный или на гласный звук — то как d: worked [воркт], played [плэйд].</text:span></text:p>
      <text:p text:style-name="P153"><text:span text:style-name="T150"/></text:p>
      <text:p text:style-name="P154"><text:span text:style-name="T150">Если глагол заканчивается на d или t, то -ed читается как id: recorded [рикодид]. </text:span></text:p>
      <text:p text:style-name="P154"><text:span text:style-name="T150"/></text:p>
      <text:p text:style-name="P154"><text:span text:style-name="T150">Окончание -ed не может быть ударным.</text:span></text:p>
      <text:p text:style-name="P154"><text:span text:style-name="T150"/></text:p>
      <text:p text:style-name="P155"><text:span text:style-name="T150">Слова-маячки Present Perfect:</text:span></text:p>
      <text:p text:style-name="P154"><text:span text:style-name="T150"/></text:p>
      <text:p text:style-name="P154"><text:span text:style-name="T150"/></text:p>
      <text:p text:style-name="P153"><text:span text:style-name="T150"/></text:p>
      <text:p text:style-name="P151"><text:span text:style-name="T150"/></text:p>
      <text:p text:style-name="P192"><text:span text:style-name="T63">Таблица времен </text:span><text:span text:style-name="T69">утвердительн</text:span><text:span text:style-name="T173">ых</text:span><text:span text:style-name="T69"> предложени</text:span><text:span text:style-name="T173">й</text:span><text:span text:style-name="T63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90377686800">
          <table:table-cell table:style-name="Table1.A1" office:value-type="string">
            <text:p text:style-name="P103"/>
          </table:table-cell>
          <table:table-cell table:style-name="Table1.A1" office:value-type="string">
            <text:p text:style-name="P104">Simple</text:p>
          </table:table-cell>
          <table:table-cell table:style-name="Table1.A1" office:value-type="string">
            <text:p text:style-name="P5">Continuous</text:p>
          </table:table-cell>
          <table:table-cell table:style-name="Table1.A1" office:value-type="string">
            <text:p text:style-name="P104">Perfect</text:p>
          </table:table-cell>
          <table:table-cell table:style-name="Table1.E1" office:value-type="string">
            <text:p text:style-name="P104">Perfect <text:span text:style-name="T65">Continuous</text:span></text:p>
          </table:table-cell>
        </table:table-row>
        <table:table-row table:style-name="TableLine94690377679696">
          <table:table-cell table:style-name="Table1.A2" office:value-type="string">
            <text:p text:style-name="P104">Future</text:p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E2" office:value-type="string">
            <text:p text:style-name="P106"/>
          </table:table-cell>
        </table:table-row>
        <table:table-row table:style-name="TableLine94690377672848">
          <table:table-cell table:style-name="Table1.A2" office:value-type="string">
            <text:p text:style-name="P104">Present</text:p>
          </table:table-cell>
          <table:table-cell table:style-name="Table1.A2" office:value-type="string">
            <text:p text:style-name="P106">I/you/we/they <text:span text:style-name="T31">start</text:span></text:p>
            <text:p text:style-name="P106"><text:span text:style-name="T172">h</text:span><text:span text:style-name="T173">e/she/</text:span><text:span text:style-name="T136">it</text:span><text:span text:style-name="T173"> </text:span><text:span text:style-name="T31">starts</text:span></text:p>
          </table:table-cell>
          <table:table-cell table:style-name="Table1.A2" office:value-type="string">
            <text:p text:style-name="P194">I/you/he am/are/is starting</text:p>
          </table:table-cell>
          <table:table-cell table:style-name="Table1.A2" office:value-type="string">
            <text:p text:style-name="P106"/>
          </table:table-cell>
          <table:table-cell table:style-name="Table1.E2" office:value-type="string">
            <text:p text:style-name="P106"/>
          </table:table-cell>
        </table:table-row>
        <table:table-row table:style-name="TableLine94690377732512">
          <table:table-cell table:style-name="Table1.A2" office:value-type="string">
            <text:p text:style-name="P104">Past</text:p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6"/>
          </table:table-cell>
          <table:table-cell table:style-name="Table1.E2" office:value-type="string">
            <text:p text:style-name="P106"/>
          </table:table-cell>
        </table:table-row>
      </table:table>
      <text:p text:style-name="P79"/>
      <text:p text:style-name="P147"><text:span text:style-name="T63">Таблица времен </text:span><text:span text:style-name="T173">отрицательных</text:span><text:span text:style-name="T69"> предложени</text:span><text:span text:style-name="T173">й</text:span><text:span text:style-name="T63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690378069664">
          <table:table-cell table:style-name="Table2.A1" office:value-type="string">
            <text:p text:style-name="P103"/>
          </table:table-cell>
          <table:table-cell table:style-name="Table2.A1" office:value-type="string">
            <text:p text:style-name="P104">Simple</text:p>
          </table:table-cell>
          <table:table-cell table:style-name="Table2.A1" office:value-type="string">
            <text:p text:style-name="P5">Continuous</text:p>
          </table:table-cell>
          <table:table-cell table:style-name="Table2.A1" office:value-type="string">
            <text:p text:style-name="P104">Perfect</text:p>
          </table:table-cell>
          <table:table-cell table:style-name="Table2.E1" office:value-type="string">
            <text:p text:style-name="P104">Perfect <text:span text:style-name="T65">Continuous</text:span></text:p>
          </table:table-cell>
        </table:table-row>
        <table:table-row table:style-name="TableLine94690378116224">
          <table:table-cell table:style-name="Table2.A2" office:value-type="string">
            <text:p text:style-name="P104">Future</text:p>
          </table:table-cell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106"/>
          </table:table-cell>
          <table:table-cell table:style-name="Table2.E2" office:value-type="string">
            <text:p text:style-name="P106"/>
          </table:table-cell>
        </table:table-row>
        <table:table-row table:style-name="TableLine94690378118960">
          <table:table-cell table:style-name="Table2.A2" office:value-type="string">
            <text:p text:style-name="P104">Present</text:p>
          </table:table-cell>
          <table:table-cell table:style-name="Table2.A2" office:value-type="string">
            <text:p text:style-name="P106"><text:span text:style-name="T173">I/you/we/they don`t </text:span><text:span text:style-name="T172">start</text:span></text:p>
            <text:p text:style-name="P106"><text:span text:style-name="T172">h</text:span><text:span text:style-name="T173">e/she/</text:span><text:span text:style-name="T136">it</text:span><text:span text:style-name="T173"> does`t </text:span><text:span text:style-name="T172">start</text:span></text:p>
          </table:table-cell>
          <table:table-cell table:style-name="Table2.A2" office:value-type="string">
            <text:p text:style-name="P197"><text:span text:style-name="T178">I/you/he am/are/is </text:span></text:p>
            <text:p text:style-name="P197"><text:span text:style-name="T178">not starting</text:span></text:p>
          </table:table-cell>
          <table:table-cell table:style-name="Table2.A2" office:value-type="string">
            <text:p text:style-name="P106"/>
          </table:table-cell>
          <table:table-cell table:style-name="Table2.E2" office:value-type="string">
            <text:p text:style-name="P106"/>
          </table:table-cell>
        </table:table-row>
        <table:table-row table:style-name="TableLine94690378119936">
          <table:table-cell table:style-name="Table2.A2" office:value-type="string">
            <text:p text:style-name="P104">Past</text:p>
          </table:table-cell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106"/>
          </table:table-cell>
          <table:table-cell table:style-name="Table2.A2" office:value-type="string">
            <text:p text:style-name="P106"/>
          </table:table-cell>
          <table:table-cell table:style-name="Table2.E2" office:value-type="string">
            <text:p text:style-name="P106"/>
          </table:table-cell>
        </table:table-row>
      </table:table>
      <text:p text:style-name="P79"/>
      <text:p text:style-name="P147"><text:span text:style-name="T63">Таблица времен </text:span><text:span text:style-name="T173">вопросительных</text:span><text:span text:style-name="T69"> предложени</text:span><text:span text:style-name="T173">й</text:span><text:span text:style-name="T63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690378124016">
          <table:table-cell table:style-name="Table3.A1" office:value-type="string">
            <text:p text:style-name="P103"/>
          </table:table-cell>
          <table:table-cell table:style-name="Table3.A1" office:value-type="string">
            <text:p text:style-name="P104">Simple</text:p>
          </table:table-cell>
          <table:table-cell table:style-name="Table3.A1" office:value-type="string">
            <text:p text:style-name="P5">Continuous</text:p>
          </table:table-cell>
          <table:table-cell table:style-name="Table3.A1" office:value-type="string">
            <text:p text:style-name="P104">Perfect</text:p>
          </table:table-cell>
          <table:table-cell table:style-name="Table3.E1" office:value-type="string">
            <text:p text:style-name="P104">Perfect <text:span text:style-name="T65">Continuous</text:span></text:p>
          </table:table-cell>
        </table:table-row>
        <table:table-row table:style-name="TableLine94690378140640">
          <table:table-cell table:style-name="Table3.A2" office:value-type="string">
            <text:p text:style-name="P104">Future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E2" office:value-type="string">
            <text:p text:style-name="P106"/>
          </table:table-cell>
        </table:table-row>
        <table:table-row table:style-name="TableLine94690378143504">
          <table:table-cell table:style-name="Table3.A2" office:value-type="string">
            <text:p text:style-name="P104">Present</text:p>
          </table:table-cell>
          <table:table-cell table:style-name="Table3.A2" office:value-type="string">
            <text:p text:style-name="P107"><text:span text:style-name="T177">d</text:span><text:span text:style-name="T148">o I/you/we/they </text:span><text:span text:style-name="T172">start</text:span><text:span text:style-name="T148">?</text:span></text:p>
            <text:p text:style-name="P107"><text:span text:style-name="T177">d</text:span><text:span text:style-name="T148">oes he/she/it </text:span><text:span text:style-name="T172">start</text:span><text:span text:style-name="T148">?</text:span></text:p>
          </table:table-cell>
          <table:table-cell table:style-name="Table3.A2" office:value-type="string">
            <text:p text:style-name="P195">am/are/is I/you/he starting?</text:p>
          </table:table-cell>
          <table:table-cell table:style-name="Table3.A2" office:value-type="string">
            <text:p text:style-name="P106"/>
          </table:table-cell>
          <table:table-cell table:style-name="Table3.E2" office:value-type="string">
            <text:p text:style-name="P106"/>
          </table:table-cell>
        </table:table-row>
        <table:table-row table:style-name="TableLine94690378144560">
          <table:table-cell table:style-name="Table3.A2" office:value-type="string">
            <text:p text:style-name="P104">Past</text:p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A2" office:value-type="string">
            <text:p text:style-name="P106"/>
          </table:table-cell>
          <table:table-cell table:style-name="Table3.E2" office:value-type="string">
            <text:p text:style-name="P106"/>
          </table:table-cell>
        </table:table-row>
      </table:table>
      <text:p text:style-name="P22"/>
      <text:p text:style-name="P170"><text:span text:style-name="T107">Таблица </text:span><text:span text:style-name="T108">форм</text:span><text:span text:style-name="T107"> глагола be:</text:span></text:p>
      <table:table table:name="Table5" table:style-name="Table5">
        <table:table-column table:style-name="Table5.A" table:number-columns-repeated="4"/>
        <table:table-row table:style-name="TableLine94690405616624">
          <table:table-cell table:style-name="Table5.A1" office:value-type="string">
            <text:p text:style-name="P196"/>
          </table:table-cell>
          <table:table-cell table:style-name="Table5.A1" office:value-type="string">
            <text:p text:style-name="P202">I</text:p>
          </table:table-cell>
          <table:table-cell table:style-name="Table5.A1" office:value-type="string">
            <text:p text:style-name="P202">he/she</text:p>
          </table:table-cell>
          <table:table-cell table:style-name="Table5.D1" office:value-type="string">
            <text:p text:style-name="P202">you/we/they</text:p>
          </table:table-cell>
        </table:table-row>
        <table:table-row table:style-name="TableLine94690405616624">
          <table:table-cell table:style-name="Table5.A2" office:value-type="string">
            <text:p text:style-name="P202">Future</text:p>
          </table:table-cell>
          <table:table-cell table:style-name="Table5.A2" office:value-type="string">
            <text:p text:style-name="P196"/>
          </table:table-cell>
          <table:table-cell table:style-name="Table5.A2" office:value-type="string">
            <text:p text:style-name="P196"/>
          </table:table-cell>
          <table:table-cell table:style-name="Table5.D2" office:value-type="string">
            <text:p text:style-name="P196"/>
          </table:table-cell>
        </table:table-row>
        <table:table-row table:style-name="TableLine94690405616624">
          <table:table-cell table:style-name="Table5.A2" office:value-type="string">
            <text:p text:style-name="P202">Present</text:p>
          </table:table-cell>
          <table:table-cell table:style-name="Table5.A2" office:value-type="string">
            <text:p text:style-name="P201">am</text:p>
          </table:table-cell>
          <table:table-cell table:style-name="Table5.A2" office:value-type="string">
            <text:p text:style-name="P201">is</text:p>
          </table:table-cell>
          <table:table-cell table:style-name="Table5.D2" office:value-type="string">
            <text:p text:style-name="P201">are</text:p>
          </table:table-cell>
        </table:table-row>
        <table:table-row table:style-name="TableLine94690405616624">
          <table:table-cell table:style-name="Table5.A2" office:value-type="string">
            <text:p text:style-name="P202">Past</text:p>
          </table:table-cell>
          <table:table-cell table:style-name="Table5.A2" office:value-type="string">
            <text:p text:style-name="P196"/>
          </table:table-cell>
          <table:table-cell table:style-name="Table5.A2" office:value-type="string">
            <text:p text:style-name="P196"/>
          </table:table-cell>
          <table:table-cell table:style-name="Table5.D2" office:value-type="string">
            <text:p text:style-name="P196"/>
          </table:table-cell>
        </table:table-row>
      </table:table>
      <text:p text:style-name="P143"/>
      <text:p text:style-name="P144"/>
      <text:p text:style-name="P193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row table:style-name="TableLine94690402313344">
          <table:table-cell table:style-name="Table6.A1" office:value-type="string">
            <text:p text:style-name="P203">Перевод</text:p>
          </table:table-cell>
          <table:table-cell table:style-name="Table6.B1" office:value-type="string">
            <text:p text:style-name="P199"><text:span text:style-name="T140">н</text:span><text:span text:style-name="T141">ачальная форма — 2я форма — 3я форма</text:span></text:p>
          </table:table-cell>
        </table:table-row>
        <table:table-row table:style-name="TableLine94690402313344">
          <table:table-cell table:style-name="Table6.A2" office:value-type="string">
            <text:p text:style-name="P198"><text:span text:style-name="T182">начинать</text:span></text:p>
          </table:table-cell>
          <table:table-cell table:style-name="Table6.B2" office:value-type="string">
            <text:p text:style-name="P198"><text:span text:style-name="T182">begin — began — begun</text:span></text:p>
          </table:table-cell>
        </table:table-row>
        <table:table-row table:style-name="TableLine94690402313344">
          <table:table-cell table:style-name="Table6.A2" office:value-type="string">
            <text:p text:style-name="P198"><text:span text:style-name="T182">ломать</text:span></text:p>
          </table:table-cell>
          <table:table-cell table:style-name="Table6.B2" office:value-type="string">
            <text:p text:style-name="P198"><text:span text:style-name="T182">break — broke — broken</text:span></text:p>
          </table:table-cell>
        </table:table-row>
        <table:table-row table:style-name="TableLine94690402313344">
          <table:table-cell table:style-name="Table6.A2" office:value-type="string">
            <text:p text:style-name="P204">приносить</text:p>
          </table:table-cell>
          <table:table-cell table:style-name="Table6.B2" office:value-type="string">
            <text:p text:style-name="P204">bring — brought — brought</text:p>
          </table:table-cell>
        </table:table-row>
        <table:table-row table:style-name="TableLine94690402313344">
          <table:table-cell table:style-name="Table6.A2" office:value-type="string">
            <text:p text:style-name="P204">покупать</text:p>
          </table:table-cell>
          <table:table-cell table:style-name="Table6.B2" office:value-type="string">
            <text:p text:style-name="P204">buy — bought — bought</text:p>
          </table:table-cell>
        </table:table-row>
        <table:table-row table:style-name="TableLine94690402313344">
          <table:table-cell table:style-name="Table6.A2" office:value-type="string">
            <text:p text:style-name="P204">приходить</text:p>
          </table:table-cell>
          <table:table-cell table:style-name="Table6.B2" office:value-type="string">
            <text:p text:style-name="P204">come — came — come</text:p>
          </table:table-cell>
        </table:table-row>
        <table:table-row table:style-name="TableLine94690402313344">
          <table:table-cell table:style-name="Table6.A2" office:value-type="string">
            <text:p text:style-name="P204">делать</text:p>
          </table:table-cell>
          <table:table-cell table:style-name="Table6.B2" office:value-type="string">
            <text:p text:style-name="P204">do — did — done</text:p>
          </table:table-cell>
        </table:table-row>
        <table:table-row table:style-name="TableLine94690402313344">
          <table:table-cell table:style-name="Table6.A2" office:value-type="string">
            <text:p text:style-name="P204">пить</text:p>
          </table:table-cell>
          <table:table-cell table:style-name="Table6.B2" office:value-type="string">
            <text:p text:style-name="P204">drink — drank — drunk</text:p>
          </table:table-cell>
        </table:table-row>
        <table:table-row table:style-name="TableLine94690402313344">
          <table:table-cell table:style-name="Table6.A2" office:value-type="string">
            <text:p text:style-name="P204">есть</text:p>
          </table:table-cell>
          <table:table-cell table:style-name="Table6.B2" office:value-type="string">
            <text:p text:style-name="P204">eat — ate — eaten</text:p>
          </table:table-cell>
        </table:table-row>
        <table:table-row table:style-name="TableLine94690402313344">
          <table:table-cell table:style-name="Table6.A2" office:value-type="string">
            <text:p text:style-name="P204">падать</text:p>
          </table:table-cell>
          <table:table-cell table:style-name="Table6.B2" office:value-type="string">
            <text:p text:style-name="P204">fall — fell — fallen</text:p>
          </table:table-cell>
        </table:table-row>
        <table:table-row table:style-name="TableLine94690402313344">
          <table:table-cell table:style-name="Table6.A2" office:value-type="string">
            <text:p text:style-name="P204">летать</text:p>
          </table:table-cell>
          <table:table-cell table:style-name="Table6.B2" office:value-type="string">
            <text:p text:style-name="P204">fly — flew — flown</text:p>
          </table:table-cell>
        </table:table-row>
        <table:table-row table:style-name="TableLine94690402313344">
          <table:table-cell table:style-name="Table6.A2" office:value-type="string">
            <text:p text:style-name="P204">забывать</text:p>
          </table:table-cell>
          <table:table-cell table:style-name="Table6.B2" office:value-type="string">
            <text:p text:style-name="P204">forget — forgot — forgotten</text:p>
          </table:table-cell>
        </table:table-row>
        <table:table-row table:style-name="TableLine94690402313344">
          <table:table-cell table:style-name="Table6.A2" office:value-type="string">
            <text:p text:style-name="P204">получать</text:p>
          </table:table-cell>
          <table:table-cell table:style-name="Table6.B2" office:value-type="string">
            <text:p text:style-name="P204">get — got — got</text:p>
          </table:table-cell>
        </table:table-row>
        <table:table-row table:style-name="TableLine94690402313344">
          <table:table-cell table:style-name="Table6.A2" office:value-type="string">
            <text:p text:style-name="P205">давать</text:p>
          </table:table-cell>
          <table:table-cell table:style-name="Table6.B2" office:value-type="string">
            <text:p text:style-name="P205">give <text:span text:style-name="T182">— </text:span>gave <text:span text:style-name="T182">— </text:span>given</text:p>
          </table:table-cell>
        </table:table-row>
        <table:table-row table:style-name="TableLine94690402313344">
          <table:table-cell table:style-name="Table6.A2" office:value-type="string">
            <text:p text:style-name="P205">идти</text:p>
          </table:table-cell>
          <table:table-cell table:style-name="Table6.B2" office:value-type="string">
            <text:p text:style-name="P205">go <text:span text:style-name="T182">— </text:span>went <text:span text:style-name="T182">— </text:span>gone</text:p>
          </table:table-cell>
        </table:table-row>
        <table:table-row table:style-name="TableLine94690402313344">
          <table:table-cell table:style-name="Table6.A2" office:value-type="string">
            <text:p text:style-name="P206">иметь </text:p>
          </table:table-cell>
          <table:table-cell table:style-name="Table6.B2" office:value-type="string">
            <text:p text:style-name="P206">have <text:span text:style-name="T182">— </text:span>had <text:span text:style-name="T182">— </text:span>had</text:p>
          </table:table-cell>
        </table:table-row>
        <table:table-row table:style-name="TableLine94690402313344">
          <table:table-cell table:style-name="Table6.A2" office:value-type="string">
            <text:p text:style-name="P206">слышать</text:p>
          </table:table-cell>
          <table:table-cell table:style-name="Table6.B2" office:value-type="string">
            <text:p text:style-name="P206">hear <text:span text:style-name="T182">— </text:span>heard <text:span text:style-name="T182">— </text:span>heard</text:p>
          </table:table-cell>
        </table:table-row>
        <table:table-row table:style-name="TableLine94690402313344">
          <table:table-cell table:style-name="Table6.A2" office:value-type="string">
            <text:p text:style-name="P206">знать</text:p>
          </table:table-cell>
          <table:table-cell table:style-name="Table6.B2" office:value-type="string">
            <text:p text:style-name="P206">know <text:span text:style-name="T182">— </text:span>knew <text:span text:style-name="T182">— </text:span>known</text:p>
          </table:table-cell>
        </table:table-row>
        <table:table-row table:style-name="TableLine94690402313344">
          <table:table-cell table:style-name="Table6.A2" office:value-type="string">
            <text:p text:style-name="P206">терять</text:p>
          </table:table-cell>
          <table:table-cell table:style-name="Table6.B2" office:value-type="string">
            <text:p text:style-name="P206">lose <text:span text:style-name="T182">— </text:span>lost <text:span text:style-name="T182">— </text:span>lost</text:p>
          </table:table-cell>
        </table:table-row>
        <table:table-row table:style-name="TableLine94690402313344">
          <table:table-cell table:style-name="Table6.A2" office:value-type="string">
            <text:p text:style-name="P206">делать</text:p>
          </table:table-cell>
          <table:table-cell table:style-name="Table6.B2" office:value-type="string">
            <text:p text:style-name="P206">make <text:span text:style-name="T182">— </text:span>made <text:span text:style-name="T182">— </text:span>made</text:p>
          </table:table-cell>
        </table:table-row>
        <table:table-row table:style-name="TableLine94690402313344">
          <table:table-cell table:style-name="Table6.A2" office:value-type="string">
            <text:p text:style-name="P206">платить</text:p>
          </table:table-cell>
          <table:table-cell table:style-name="Table6.B2" office:value-type="string">
            <text:p text:style-name="P206">pay <text:span text:style-name="T182">— </text:span>paid <text:span text:style-name="T182">— </text:span>paid</text:p>
          </table:table-cell>
        </table:table-row>
        <table:table-row table:style-name="TableLine94690402313344">
          <table:table-cell table:style-name="Table6.A2" office:value-type="string">
            <text:p text:style-name="P206">класть</text:p>
          </table:table-cell>
          <table:table-cell table:style-name="Table6.B2" office:value-type="string">
            <text:p text:style-name="P206">put <text:span text:style-name="T182">— </text:span>put <text:span text:style-name="T182">— </text:span>put</text:p>
          </table:table-cell>
        </table:table-row>
        <table:table-row table:style-name="TableLine94690402313344">
          <table:table-cell table:style-name="Table6.A2" office:value-type="string">
            <text:p text:style-name="P206">читать</text:p>
          </table:table-cell>
          <table:table-cell table:style-name="Table6.B2" office:value-type="string">
            <text:p text:style-name="P206">read [рид] <text:span text:style-name="T182">— </text:span>read [рэд] <text:span text:style-name="T182">— </text:span>read [рэд]</text:p>
          </table:table-cell>
        </table:table-row>
        <table:table-row table:style-name="TableLine94690402313344">
          <table:table-cell table:style-name="Table6.A2" office:value-type="string">
            <text:p text:style-name="P206">сказать</text:p>
          </table:table-cell>
          <table:table-cell table:style-name="Table6.B2" office:value-type="string">
            <text:p text:style-name="P200"><text:span text:style-name="T184">say </text:span><text:span text:style-name="T182">— </text:span><text:span text:style-name="T184">said </text:span><text:span text:style-name="T182">— </text:span><text:span text:style-name="T184">said</text:span></text:p>
          </table:table-cell>
        </table:table-row>
        <table:table-row table:style-name="TableLine94690402313344">
          <table:table-cell table:style-name="Table6.A2" office:value-type="string">
            <text:p text:style-name="P206">говорить</text:p>
          </table:table-cell>
          <table:table-cell table:style-name="Table6.B2" office:value-type="string">
            <text:p text:style-name="P206">speak <text:span text:style-name="T182">— </text:span>spoke <text:span text:style-name="T182">— </text:span>spoken</text:p>
          </table:table-cell>
        </table:table-row>
        <table:table-row table:style-name="TableLine94690402313344">
          <table:table-cell table:style-name="Table6.A2" office:value-type="string">
            <text:p text:style-name="P206">видеть</text:p>
          </table:table-cell>
          <table:table-cell table:style-name="Table6.B2" office:value-type="string">
            <text:p text:style-name="P200"><text:span text:style-name="T184">see </text:span><text:span text:style-name="T182">— </text:span><text:span text:style-name="T184">saw </text:span><text:span text:style-name="T182">— </text:span><text:span text:style-name="T184">seen</text:span></text:p>
          </table:table-cell>
        </table:table-row>
        <table:table-row table:style-name="TableLine94690402313344">
          <table:table-cell table:style-name="Table6.A2" office:value-type="string">
            <text:p text:style-name="P206">сидеть</text:p>
          </table:table-cell>
          <table:table-cell table:style-name="Table6.B2" office:value-type="string">
            <text:p text:style-name="P200"><text:span text:style-name="T184">sit </text:span><text:span text:style-name="T182">— </text:span><text:span text:style-name="T184">sat </text:span><text:span text:style-name="T182">— </text:span><text:span text:style-name="T184">sat</text:span></text:p>
          </table:table-cell>
        </table:table-row>
        <table:table-row table:style-name="TableLine94690402313344">
          <table:table-cell table:style-name="Table6.A2" office:value-type="string">
            <text:p text:style-name="P206">брать</text:p>
          </table:table-cell>
          <table:table-cell table:style-name="Table6.B2" office:value-type="string">
            <text:p text:style-name="P200"><text:span text:style-name="T184">take </text:span><text:span text:style-name="T182">— </text:span><text:span text:style-name="T184">took </text:span><text:span text:style-name="T182">— </text:span><text:span text:style-name="T184">taken</text:span></text:p>
          </table:table-cell>
        </table:table-row>
        <table:table-row table:style-name="TableLine94690402313344">
          <table:table-cell table:style-name="Table6.A2" office:value-type="string">
            <text:p text:style-name="P206">рассказывать</text:p>
          </table:table-cell>
          <table:table-cell table:style-name="Table6.B2" office:value-type="string">
            <text:p text:style-name="P200"><text:span text:style-name="T184">tell </text:span><text:span text:style-name="T182">— </text:span><text:span text:style-name="T184">told </text:span><text:span text:style-name="T182">— </text:span><text:span text:style-name="T184">told</text:span></text:p>
          </table:table-cell>
        </table:table-row>
        <table:table-row table:style-name="TableLine94690402313344">
          <table:table-cell table:style-name="Table6.A2" office:value-type="string">
            <text:p text:style-name="P206">думать</text:p>
          </table:table-cell>
          <table:table-cell table:style-name="Table6.B2" office:value-type="string">
            <text:p text:style-name="P200"><text:span text:style-name="T184">think </text:span><text:span text:style-name="T182">— </text:span><text:span text:style-name="T184">thought </text:span><text:span text:style-name="T182">— </text:span><text:span text:style-name="T184">thought</text:span></text:p>
          </table:table-cell>
        </table:table-row>
        <table:table-row table:style-name="TableLine94690402313344">
          <table:table-cell table:style-name="Table6.A2" office:value-type="string">
            <text:p text:style-name="P206">побеждать</text:p>
          </table:table-cell>
          <table:table-cell table:style-name="Table6.B2" office:value-type="string">
            <text:p text:style-name="P200"><text:span text:style-name="T184">win </text:span><text:span text:style-name="T182">— </text:span><text:span text:style-name="T184">won </text:span><text:span text:style-name="T182">— </text:span><text:span text:style-name="T184">won</text:span></text:p>
          </table:table-cell>
        </table:table-row>
        <table:table-row table:style-name="TableLine94690402313344">
          <table:table-cell table:style-name="Table6.A2" office:value-type="string">
            <text:p text:style-name="P206">писать</text:p>
          </table:table-cell>
          <table:table-cell table:style-name="Table6.B2" office:value-type="string">
            <text:p text:style-name="P200"><text:span text:style-name="T184">write </text:span><text:span text:style-name="T182">— </text:span><text:span text:style-name="T184">wrote </text:span><text:span text:style-name="T182">— </text:span><text:span text:style-name="T184">written</text:span></text:p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7T19:46:17.831676597</dc:date>
    <meta:editing-duration>PT7H17M7S</meta:editing-duration>
    <meta:editing-cycles>114</meta:editing-cycles>
    <meta:generator>LibreOffice/6.4.7.2$Linux_X86_64 LibreOffice_project/40$Build-2</meta:generator>
    <meta:document-statistic meta:table-count="6" meta:image-count="0" meta:object-count="0" meta:page-count="9" meta:paragraph-count="336" meta:word-count="2150" meta:character-count="13860" meta:non-whitespace-character-count="11920"/>
  </office:meta>
</office:document-meta>
</file>